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root@ansibletower ~]# cd /tmp</text:p>
      <text:p text:style-name="Standard">[root@ansibletower tmp]# ll</text:p>
      <text:p text:style-name="Standard">total 5112</text:p>
      <text:p text:style-name="Standard">drwxr-xr-x. 5 root <text:s/>root <text:s text:c="5"/>176 Sep 29 <text:s/>2020 ansible-tower-setup-3.7.3-1</text:p>
      <text:p text:style-name="Standard">drwxr-xr-x. 5 root <text:s/>root <text:s text:c="6"/>87 May 23 21:45 ansible-tower-setup-3.7.3-1-backup</text:p>
      <text:p text:style-name="Standard">-rw-r--r--. 1 root <text:s/>root <text:s/>4717505 Jun <text:s/>2 05:55 ansible-tower-setup-3.7.3-1.tar.gz</text:p>
      <text:p text:style-name="Standard">-rw-------. 1 root <text:s/>root <text:s text:c="5"/>482 Jun <text:s/>2 05:23 exit-event-listener-stdout---supervisor-mk0maiq0.log</text:p>
      <text:p text:style-name="Standard">drwxr-xr-x. 2 root <text:s/>root <text:s text:c="7"/>6 May 23 02:55 hsperfdata_root</text:p>
      <text:p text:style-name="Standard">drwx------. 2 root <text:s/>root <text:s text:c="7"/>6 May 23 04:32 mozilla_root0</text:p>
      <text:p text:style-name="Standard">drwx------. 3 root <text:s/>root <text:s text:c="6"/>17 Jun <text:s/>2 04:46 systemd-private-84df79f903704b94abbedf0b1cd7b551-chronyd.service-iYw2Vi</text:p>
      <text:p text:style-name="Standard">drwx------. 3 root <text:s/>root <text:s text:c="6"/>17 Jun <text:s/>2 04:49 systemd-private-84df79f903704b94abbedf0b1cd7b551-colord.service-NBFAjf</text:p>
      <text:p text:style-name="Standard">drwx------. 3 root <text:s/>root <text:s text:c="6"/>17 Jun <text:s/>2 04:50 systemd-private-84df79f903704b94abbedf0b1cd7b551-fwupd.service-FQnRQg</text:p>
      <text:p text:style-name="Standard">drwx------. 3 root <text:s/>root <text:s text:c="6"/>17 Jun <text:s/>2 04:47 systemd-private-84df79f903704b94abbedf0b1cd7b551-memcached.service-dZduMi</text:p>
      <text:p text:style-name="Standard">drwx------. 3 root <text:s/>root <text:s text:c="6"/>17 Jun <text:s/>2 04:47 systemd-private-84df79f903704b94abbedf0b1cd7b551-ModemManager.service-ZWs3Qg</text:p>
      <text:p text:style-name="Standard">drwx------. 3 root <text:s/>root <text:s text:c="6"/>17 Jun <text:s/>2 04:47 systemd-private-84df79f903704b94abbedf0b1cd7b551-nginx.service-5yM6Ui</text:p>
      <text:p text:style-name="Standard">drwx------. 3 root <text:s/>root <text:s text:c="6"/>17 Jun <text:s/>2 04:46 systemd-private-84df79f903704b94abbedf0b1cd7b551-rtkit-daemon.service-Q1iv9f</text:p>
      <text:p text:style-name="Standard">drwx------. 3 root <text:s/>root <text:s text:c="6"/>31 Jun <text:s/>2 05:32 Temp-87aa657f-9055-4c82-86c2-9ecab093594a</text:p>
      <text:p text:style-name="Standard">drwx------. 3 irfan irfan <text:s text:c="5"/>31 May 23 23:35 Temp-c30d3699-84ac-4e3d-a977-45bea0b2b73b</text:p>
      <text:p text:style-name="Standard">-rw-------. 1 root <text:s/>root <text:s text:c="2"/>511815 May 26 22:54 tmpaddon</text:p>
      <text:p text:style-name="Standard">drwxr-xr-x. 2 root <text:s/>root <text:s text:c="7"/>6 May 23 03:31 tower</text:p>
      <text:p text:style-name="Standard">drwx------. 2 root <text:s/>root <text:s text:c="7"/>6 May 26 04:38 tracker-extract-files.0</text:p>
      <text:p text:style-name="Standard">drwx------. 2 irfan irfan <text:s text:c="6"/>6 May 24 04:18 tracker-extract-files.1000</text:p>
      <text:p text:style-name="Standard">drwx------. 2 root <text:s/>root <text:s text:c="7"/>6 May 23 02:03 vmware-root_1003-4290756405</text:p>
      <text:p text:style-name="Standard">drwx------. 2 root <text:s/>root <text:s text:c="7"/>6 May 25 05:08 vmware-root_945-4013199049</text:p>
      <text:p text:style-name="Standard">drwx------. 2 root <text:s/>root <text:s text:c="7"/>6 May 25 23:30 vmware-root_952-2730562329</text:p>
      <text:p text:style-name="Standard">drwx------. 2 root <text:s/>root <text:s text:c="7"/>6 May 20 04:03 vmware-root_965-4256676100</text:p>
      <text:p text:style-name="Standard">drwx------. 2 root <text:s/>root <text:s text:c="7"/>6 May 22 21:36 vmware-root_971-4290232077</text:p>
      <text:p text:style-name="Standard">drwx------. 2 root <text:s/>root <text:s text:c="7"/>6 May 22 22:41 vmware-root_972-2957124820</text:p>
      <text:p text:style-name="Standard">drwx------. 2 root <text:s/>root <text:s text:c="7"/>6 May 22 22:11 vmware-root_974-2965579094</text:p>
      <text:p text:style-name="Standard">drwx------. 2 root <text:s/>root <text:s text:c="7"/>6 May 23 00:14 vmware-root_975-4281646728</text:p>
      <text:p text:style-name="Standard">drwx------. 2 root <text:s/>root <text:s text:c="7"/>6 May 22 21:58 vmware-root_977-4282171025</text:p>
      <text:p text:style-name="Standard">drwx------. 2 root <text:s/>root <text:s text:c="7"/>6 May 24 21:34 vmware-root_978-2957649101</text:p>
      <text:p text:style-name="Standard">drwx------. 2 root <text:s/>root <text:s text:c="7"/>6 May 20 04:08 vmware-root_980-2957518026</text:p>
      <text:p text:style-name="Standard">drwx------. 2 root <text:s/>root <text:s text:c="7"/>6 May 20 02:19 vmware-root_982-2965972296</text:p>
      <text:p text:style-name="Standard">drwx------. 2 root <text:s/>root <text:s text:c="7"/>6 May 22 22:45 vmware-root_990-2999657286</text:p>
      <text:p text:style-name="Standard">drwx------. 2 root <text:s/>root <text:s text:c="7"/>6 May 23 05:45 vmware-root_995-4257069371</text:p>
      <text:p text:style-name="Standard">[root@ansibletower tmp]# cd ansible-tower-setup-3.7.3-1</text:p>
      <text:p text:style-name="Standard">[root@ansibletower ansible-tower-setup-3.7.3-1]# ll</text:p>
      <text:p text:style-name="Standard">total 56</text:p>
      <text:p text:style-name="Standard">-rw-r--r--. <text:s/>1 root root <text:s text:c="2"/>612 Sep 29 <text:s/>2020 backup.yml</text:p>
      <text:p text:style-name="Standard">drwxr-xr-x. <text:s/>2 root root <text:s text:c="3"/>17 Sep 29 <text:s/>2020 group_vars</text:p>
      <text:p text:style-name="Standard">-rw-r--r--. <text:s/>1 root root <text:s/>6873 Sep 29 <text:s/>2020 install.yml</text:p>
      <text:p text:style-name="Standard">-rw-r--r--. <text:s/>1 root root <text:s text:c="2"/>856 Sep 29 <text:s/>2020 inventory</text:p>
      <text:p text:style-name="Standard">drwxr-xr-x. <text:s/>3 root root <text:s/>8192 Sep 29 <text:s/>2020 licenses</text:p>
      <text:p text:style-name="Standard">-rw-r--r--. <text:s/>1 root root <text:s/>2506 Sep 29 <text:s/>2020 README.md</text:p>
      <text:p text:style-name="Standard"><text:soft-page-break/>-rw-r--r--. <text:s/>1 root root <text:s/>1335 Sep 29 <text:s/>2020 rekey.yml</text:p>
      <text:p text:style-name="Standard">-rw-r--r--. <text:s/>1 root root <text:s/>1518 Sep 29 <text:s/>2020 restore.yml</text:p>
      <text:p text:style-name="Standard">drwxr-xr-x. 21 root root <text:s/>4096 Sep 29 <text:s/>2020 roles</text:p>
      <text:p text:style-name="Standard">-rwxr-xr-x. <text:s/>1 root root 10888 Sep 29 <text:s/>2020 setup.sh</text:p>
      <text:p text:style-name="Standard">[root@ansibletower ansible-tower-setup-3.7.3-1]# bash ./setup.sh -b</text:p>
      <text:p text:style-name="Standard">Using /etc/ansible/ansible.cfg as config file</text:p>
      <text:p text:style-name="Standard"/>
      <text:p text:style-name="Standard">PLAY [localhost] ********************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Determine the timestamp for the backup one for all nodes] ****************</text:p>
      <text:p text:style-name="Standard">ok: [localhost] =&gt; {"ansible_facts": {"now": "2022-06-02-06:06:13"}, "changed": false}</text:p>
      <text:p text:style-name="Standard">[WARNING]: Could not match supplied host pattern, ignoring: instance_group_*</text:p>
      <text:p text:style-name="Standard"/>
      <text:p text:style-name="Standard">PLAY [tower:instance_group_*] *******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include_role : check_config_static] **************************************</text:p>
      <text:p text:style-name="Standard"/>
      <text:p text:style-name="Standard">TASK [check_config_static : Ensure expected variables are defined] *************</text:p>
      <text:p text:style-name="Standard"/>
      <text:p text:style-name="Standard">TASK [check_config_static : Ensure cluster hosts are not localhost] ************</text:p>
      <text:p text:style-name="Standard">skipping: [localhost] =&gt; {"changed": false, "skip_reason": "Conditional result was False"}</text:p>
      <text:p text:style-name="Standard"/>
      <text:p text:style-name="Standard">TASK [check_config_static : Check that controller uses queue name and not group name] ***</text:p>
      <text:p text:style-name="Standard">skipping: [localhost] =&gt; {"changed": false, "skip_reason": "Conditional result was False"}</text:p>
      <text:p text:style-name="Standard"/>
      <text:p text:style-name="Standard">TASK [check_config_static : Check that group names do not conflict with instance names] ***</text:p>
      <text:p text:style-name="Standard">skipping: [localhost] =&gt; {"changed": false, "skip_reason": "Conditional result was False"}</text:p>
      <text:p text:style-name="Standard"/>
      <text:p text:style-name="Standard">TASK [check_config_static : Detect unsupported HA inventory file] **************</text:p>
      <text:p text:style-name="Standard">skipping: [localhost] =&gt; {"changed": false, "skip_reason": "Conditional result was False"}</text:p>
      <text:p text:style-name="Standard"/>
      <text:p text:style-name="Standard">TASK [check_config_static : Ensure at least one tower host is defined] *********</text:p>
      <text:p text:style-name="Standard">skipping: [localhost] =&gt; {"changed": false, "skip_reason": "Conditional result was False"}</text:p>
      <text:p text:style-name="Standard"/>
      <text:p text:style-name="Standard">TASK [check_config_static : Check that no instance groups are named tower] *****</text:p>
      <text:p text:style-name="Standard">skipping: [localhost] =&gt; (item=all) <text:s/>=&gt; {"ansible_loop_var": "item", "changed": false, "item": "all", "skip_reason": "Conditional result was False"}</text:p>
      <text:p text:style-name="Standard">skipping: [localhost] =&gt; (item=ungrouped) <text:s/>=&gt; {"ansible_loop_var": "item", "changed": false, "item": "ungrouped", "skip_reason": "Conditional result was False"}</text:p>
      <text:p text:style-name="Standard">skipping: [localhost] =&gt; (item=tower) <text:s/>=&gt; {"ansible_loop_var": "item", "changed": false, "item": "tower", "skip_reason": "Conditional result was False"}</text:p>
      <text:p text:style-name="Standard">skipping: [localhost] =&gt; (item=database) <text:s/>=&gt; {"ansible_loop_var": "item", "changed": false, "item": "database", "skip_reason": "Conditional result was False"}</text:p>
      <text:p text:style-name="Standard"/>
      <text:p text:style-name="Standard">TASK [check_config_static : Ensure only one database host exists] **************</text:p>
      <text:p text:style-name="Standard">skipping: [localhost] =&gt; {"changed": false, "skip_reason": "Conditional result was False"}</text:p>
      <text:p text:style-name="Standard"><text:soft-page-break/></text:p>
      <text:p text:style-name="Standard">TASK [check_config_static : Ensure when postgres host is defined that the port is defined] ***</text:p>
      <text:p text:style-name="Standard">skipping: [localhost] =&gt; {"changed": false, "skip_reason": "Conditional result was False"}</text:p>
      <text:p text:style-name="Standard"/>
      <text:p text:style-name="Standard">TASK [check_config_static : Ensure that when a database host is specified, that pg_host is defined] ***</text:p>
      <text:p text:style-name="Standard">skipping: [localhost] =&gt; {"changed": false, "skip_reason": "Conditional result was False"}</text:p>
      <text:p text:style-name="Standard"/>
      <text:p text:style-name="Standard">TASK [check_config_static : Ensure that when a database host is specified, that pg_port is defined] ***</text:p>
      <text:p text:style-name="Standard">skipping: [localhost] =&gt; {"changed": false, "skip_reason": "Conditional result was False"}</text:p>
      <text:p text:style-name="Standard"/>
      <text:p text:style-name="Standard">TASK [check_config_static : Ensure that pg_hashed_password is not set] *********</text:p>
      <text:p text:style-name="Standard">skipping: [localhost] =&gt; {"changed": false, "skip_reason": "Conditional result was False"}</text:p>
      <text:p text:style-name="Standard"/>
      <text:p text:style-name="Standard">TASK [check_config_static : Ensure that if we have web cert, we also have key] ***</text:p>
      <text:p text:style-name="Standard">skipping: [localhost] =&gt; {"changed": false, "skip_reason": "Conditional result was False"}</text:p>
      <text:p text:style-name="Standard"/>
      <text:p text:style-name="Standard">TASK [check_config_static : Preflight check - verify certificates for Postgres SSL install] ***</text:p>
      <text:p text:style-name="Standard">skipping: [localhost] =&gt; {"changed": false, "skip_reason": "Conditional result was False"}</text:p>
      <text:p text:style-name="Standard"/>
      <text:p text:style-name="Standard">TASK [check_config_static : HA mode requires an external postgres database with pg_host defined] ***</text:p>
      <text:p text:style-name="Standard">skipping: [localhost] =&gt; {"changed": false, "skip_reason": "Conditional result was False"}</text:p>
      <text:p text:style-name="Standard"/>
      <text:p text:style-name="Standard">TASK [check_config_static : HA mode requires an external postgres database with pg_port defined] ***</text:p>
      <text:p text:style-name="Standard">skipping: [localhost] =&gt; {"changed": false, "skip_reason": "Conditional result was False"}</text:p>
      <text:p text:style-name="Standard"/>
      <text:p text:style-name="Standard">TASK [include_role : config_dynamic] *******************************************</text:p>
      <text:p text:style-name="Standard"/>
      <text:p text:style-name="Standard">TASK [config_dynamic : Set database to internal or external] *******************</text:p>
      <text:p text:style-name="Standard">ok: [localhost] =&gt; {"ansible_facts": {"config_dynamic_database": "internal"}, "changed": false}</text:p>
      <text:p text:style-name="Standard"/>
      <text:p text:style-name="Standard">TASK [config_dynamic : Database decision] **************************************</text:p>
      <text:p text:style-name="Standard">ok: [localhost] =&gt; {</text:p>
      <text:p text:style-name="Standard"><text:s text:c="4"/>"config_dynamic_database": "internal"</text:p>
      <text:p text:style-name="Standard">}</text:p>
      <text:p text:style-name="Standard"/>
      <text:p text:style-name="Standard">TASK [config_dynamic : Set postgres host and port to local if not set] *********</text:p>
      <text:p text:style-name="Standard">ok: [localhost] =&gt; {"ansible_facts": {"pg_host": "127.0.0.1", "pg_port": 5432}, "changed": false}</text:p>
      <text:p text:style-name="Standard"/>
      <text:p text:style-name="Standard">TASK [config_dynamic : Ensure connectivity to hosts and gather facts] **********</text:p>
      <text:p text:style-name="Standard">ok: [localhost]</text:p>
      <text:p text:style-name="Standard"/>
      <text:p text:style-name="Standard">TASK [config_dynamic : Ensure user is root] ************************************</text:p>
      <text:p text:style-name="Standard">skipping: [localhost] =&gt; {"changed": false, "skip_reason": "Conditional result was False"}</text:p>
      <text:p text:style-name="Standard"/>
      <text:p text:style-name="Standard">TASK [include_role : backup] ***************************************************</text:p>
      <text:p text:style-name="Standard">[DEPRECATION WARNING]: "include" is deprecated, use include_tasks/import_tasks </text:p>
      <text:p text:style-name="Standard">instead. This feature will be removed in version 2.16. Deprecation warnings can</text:p>
      <text:p text:style-name="Standard"><text:s/>be disabled by setting deprecation_warnings=False in ansible.cfg.</text:p>
      <text:p text:style-name="Standard"><text:soft-page-break/></text:p>
      <text:p text:style-name="Standard">TASK [backup : Create a directory for a backup to live.] ***********************</text:p>
      <text:p text:style-name="Standard">changed: [localhost] =&gt; {"changed": true, "gid": 0, "group": "root", "mode": "0755", "owner": "root", "path": "/var/backups/tower/2022-06-02-06:06:13/", "secontext": "unconfined_u:object_r:var_t:s0", "size": 6, "state": "directory", "uid": 0}</text:p>
      <text:p text:style-name="Standard"/>
      <text:p text:style-name="Standard">TASK [backup : Create a directory for non-instance specific backups] ***********</text:p>
      <text:p text:style-name="Standard">changed: [localhost] =&gt; {"changed": true, "gid": 0, "group": "root", "mode": "0700", "owner": "root", "path": "/var/backups/tower/common/", "secontext": "unconfined_u:object_r:var_t:s0", "size": 6, "state": "directory", "uid": 0}</text:p>
      <text:p text:style-name="Standard"/>
      <text:p text:style-name="Standard">TASK [backup : Get tower database settings] ************************************</text:p>
      <text:p text:style-name="Standard">ok: [localhost] =&gt; {"censored": "the output has been hidden due to the fact that 'no_log: true' was specified for this result", "changed": false}</text:p>
      <text:p text:style-name="Standard"/>
      <text:p text:style-name="Standard">TASK [backup : Ingest tower database settings] *********************************</text:p>
      <text:p text:style-name="Standard">ok: [localhost] =&gt; {"censored": "the output has been hidden due to the fact that 'no_log: true' was specified for this result", "changed": false}</text:p>
      <text:p text:style-name="Standard"/>
      <text:p text:style-name="Standard">TASK [backup : Copy temporary sql files] ***************************************</text:p>
      <text:p text:style-name="Standard">changed: [localhost] =&gt; (item=instance_group_map.sql) =&gt; {"ansible_loop_var": "item", "changed": true, "checksum": "656c5dd2f0f942cb4ddeaf0ab51c49ae7d335d2c", "dest": "/var/backups/tower/common/instance_group_map.sql", "gid": 0, "group": "root", "item": "instance_group_map.sql", "md5sum": "5693307bcdaf9e67888bfeed74da8f69", "mode": "0600", "owner": "root", "secontext": "system_u:object_r:var_t:s0", "size": 1068, "src": "/home/irfan/.ansible/tmp/ansible-tmp-1654175184.899885-40874-275624180628982/source", "state": "file", "uid": 0}</text:p>
      <text:p text:style-name="Standard">changed: [localhost] =&gt; (item=instance_group_map_cleanup.sql) =&gt; {"ansible_loop_var": "item", "changed": true, "checksum": "953d9d7be19a0cc596ce405c66745c038f235052", "dest": "/var/backups/tower/common/instance_group_map_cleanup.sql", "gid": 0, "group": "root", "item": "instance_group_map_cleanup.sql", "md5sum": "a148a0a4299e5eb545db9abdb5070def", "mode": "0600", "owner": "root", "secontext": "system_u:object_r:var_t:s0", "size": 177, "src": "/home/irfan/.ansible/tmp/ansible-tmp-1654175186.0263784-40874-248407435400241/source", "state": "file", "uid": 0}</text:p>
      <text:p text:style-name="Standard"/>
      <text:p text:style-name="Standard">TASK [backup : include vars] ***************************************************</text:p>
      <text:p text:style-name="Standard">ok: [localhost] =&gt; (item=/tmp/ansible-tower-setup-3.7.3-1/roles/backup/vars/../vars/RedHat-8.yml) =&gt; {"ansible_facts": {"scl_command": ""}, "ansible_included_var_files": ["/tmp/ansible-tower-setup-3.7.3-1/roles/backup/vars/RedHat-8.yml"], "ansible_loop_var": "item", "changed": false, "item": "/tmp/ansible-tower-setup-3.7.3-1/roles/backup/vars/../vars/RedHat-8.yml"}</text:p>
      <text:p text:style-name="Standard"/>
      <text:p text:style-name="Standard">TASK [backup : Create (temporary) mapping between instance group ids / names] ***</text:p>
      <text:p text:style-name="Standard">changed: [localhost] =&gt; {"censored": "the output has been hidden due to the fact that 'no_log: true' was specified for this result", "changed": true}</text:p>
      <text:p text:style-name="Standard"/>
      <text:p text:style-name="Standard">TASK [backup : Pre-create database dump to establish permissions] **************</text:p>
      <text:p text:style-name="Standard">changed: [localhost] =&gt; {"changed": true, "dest": "/var/backups/tower/common/tower.db", "gid": 0, "group": "root", "mode": "0600", "owner": "root", "secontext": "unconfined_u:object_r:var_t:s0", "size": 0, "state": "file", "uid": 0}</text:p>
      <text:p text:style-name="Standard"/>
      <text:p text:style-name="Standard">TASK [backup : Perform a PostgreSQL dump.] *************************************</text:p>
      <text:p text:style-name="Standard"><text:soft-page-break/>changed: [localhost] =&gt; {"censored": "the output has been hidden due to the fact that 'no_log: true' was specified for this result", "changed": true}</text:p>
      <text:p text:style-name="Standard"/>
      <text:p text:style-name="Standard">TASK [backup : Make sure PostgreSQL dump has the right permissions] ************</text:p>
      <text:p text:style-name="Standard">ok: [localhost] =&gt; {"changed": false, "gid": 0, "group": "root", "mode": "0600", "owner": "root", "path": "/var/backups/tower/common/tower.db", "secontext": "unconfined_u:object_r:var_t:s0", "size": 793133, "state": "file", "uid": 0}</text:p>
      <text:p text:style-name="Standard"/>
      <text:p text:style-name="Standard">TASK [backup : Remove mapping between instance group ids / names] **************</text:p>
      <text:p text:style-name="Standard">changed: [localhost] =&gt; {"censored": "the output has been hidden due to the fact that 'no_log: true' was specified for this result", "changed": true}</text:p>
      <text:p text:style-name="Standard"/>
      <text:p text:style-name="Standard">TASK [backup : Remove temporary sql files] *************************************</text:p>
      <text:p text:style-name="Standard">changed: [localhost] =&gt; (item=instance_group_map.sql) =&gt; {"ansible_loop_var": "item", "changed": true, "item": "instance_group_map.sql", "path": "/var/backups/tower/common/instance_group_map.sql", "state": "absent"}</text:p>
      <text:p text:style-name="Standard">changed: [localhost] =&gt; (item=instance_group_map_cleanup.sql) =&gt; {"ansible_loop_var": "item", "changed": true, "item": "instance_group_map_cleanup.sql", "path": "/var/backups/tower/common/instance_group_map_cleanup.sql", "state": "absent"}</text:p>
      <text:p text:style-name="Standard"/>
      <text:p text:style-name="Standard">TASK [backup : Create a directory for manual projects.] ************************</text:p>
      <text:p text:style-name="Standard">changed: [localhost] =&gt; {"changed": true, "gid": 0, "group": "root", "mode": "0700", "owner": "root", "path": "/var/backups/tower/2022-06-02-06:06:13/projects/", "secontext": "unconfined_u:object_r:var_t:s0", "size": 6, "state": "directory", "uid": 0}</text:p>
      <text:p text:style-name="Standard"/>
      <text:p text:style-name="Standard">TASK [backup : Copy project directories from tower] ****************************</text:p>
      <text:p text:style-name="Standard">changed: [localhost] =&gt; {"changed": true, "cmd": "cd /var/lib/awx/projects; find . -type d -regex '.*_[0-9]+__.*' | sed 's/\\.\\///' | rsync --exclude-from=- -auq /var/lib/awx/projects/ /var/backups/tower/2022-06-02-06:06:13/projects/", "delta": "0:00:00.064705", "end": "2022-06-02 06:06:33.317497", "msg": "", "rc": 0, "start": "2022-06-02 06:06:33.252792", "stderr": "", "stderr_lines": [], "stdout": "", "stdout_lines": []}</text:p>
      <text:p text:style-name="Standard"/>
      <text:p text:style-name="Standard">TASK [backup : Create a directory for job stdout] ******************************</text:p>
      <text:p text:style-name="Standard">changed: [localhost] =&gt; {"changed": true, "gid": 0, "group": "root", "mode": "0700", "owner": "root", "path": "/var/backups/tower/2022-06-02-06:06:13/job_status/", "secontext": "unconfined_u:object_r:var_t:s0", "size": 6, "state": "directory", "uid": 0}</text:p>
      <text:p text:style-name="Standard"/>
      <text:p text:style-name="Standard">TASK [backup : Copy Job stdout from Tower] *************************************</text:p>
      <text:p text:style-name="Standard">changed: [localhost] =&gt; {"changed": true, "cmd": "rsync -auq /var/lib/awx/job_status/ /var/backups/tower/2022-06-02-06:06:13/job_status/", "delta": "0:00:00.010377", "end": "2022-06-02 06:06:34.106248", "msg": "", "rc": 0, "start": "2022-06-02 06:06:34.095871", "stderr": "", "stderr_lines": [], "stdout": "", "stdout_lines": []}</text:p>
      <text:p text:style-name="Standard"/>
      <text:p text:style-name="Standard">TASK [backup : Create a directory for configuration files.] ********************</text:p>
      <text:p text:style-name="Standard">changed: [localhost] =&gt; {"changed": true, "gid": 0, "group": "root", "mode": "0700", "owner": "root", "path": "/var/backups/tower/2022-06-02-06:06:13/conf/", "secontext": "unconfined_u:object_r:var_t:s0", "size": 6, "state": "directory", "uid": 0}</text:p>
      <text:p text:style-name="Standard"/>
      <text:p text:style-name="Standard">TASK [backup : Copy configuration files from conf.d.] **************************</text:p>
      <text:p text:style-name="Standard">changed: [localhost] =&gt; {"changed": true, "cmd": "rsync --exclude=SECRET_KEY --exclude=conf.d/postgres.py --exclude=conf.d/channels.py --exclude=conf.d/caching.py -auq /etc/tower/ /var/backups/tower/2022-06-02-06:06:13/conf/", "delta": "0:00:00.017774", "end": <text:soft-page-break/>"2022-06-02 06:06:34.891073", "msg": "", "rc": 0, "start": "2022-06-02 06:06:34.873299", "stderr": "", "stderr_lines": [], "stdout": "", "stdout_lines": []}</text:p>
      <text:p text:style-name="Standard"/>
      <text:p text:style-name="Standard">TASK [backup : Copy common files from configuration] ***************************</text:p>
      <text:p text:style-name="Standard">changed: [localhost] =&gt; {"changed": true, "cmd": "rsync <text:s/>-auq /etc/tower/SECRET_KEY /var/backups/tower/common/", "delta": "0:00:00.011646", "end": "2022-06-02 06:06:35.295786", "msg": "", "rc": 0, "start": "2022-06-02 06:06:35.284140", "stderr": "", "stderr_lines": [], "stdout": "", "stdout_lines": []}</text:p>
      <text:p text:style-name="Standard"/>
      <text:p text:style-name="Standard">TASK [backup : Create a directory for custom virtual environments] *************</text:p>
      <text:p text:style-name="Standard">changed: [localhost] =&gt; (item=venv) =&gt; {"ansible_loop_var": "item", "changed": true, "gid": 0, "group": "root", "item": "venv", "mode": "0700", "owner": "root", "path": "/var/backups/tower/2022-06-02-06:06:13/venv/", "secontext": "unconfined_u:object_r:var_t:s0", "size": 6, "state": "directory", "uid": 0}</text:p>
      <text:p text:style-name="Standard">changed: [localhost] =&gt; (item=custom_venv_paths) =&gt; {"ansible_loop_var": "item", "changed": true, "gid": 0, "group": "root", "item": "custom_venv_paths", "mode": "0700", "owner": "root", "path": "/var/backups/tower/2022-06-02-06:06:13/custom_venv_paths/", "secontext": "unconfined_u:object_r:var_t:s0", "size": 6, "state": "directory", "uid": 0}</text:p>
      <text:p text:style-name="Standard"/>
      <text:p text:style-name="Standard">TASK [backup : Copy virtual environments directories from tower] ***************</text:p>
      <text:p text:style-name="Standard">changed: [localhost] =&gt; {"changed": true, "cmd": "rsync --exclude=/awx --exclude=/ansible -auq /var/lib/awx/venv/ /var/backups/tower/2022-06-02-06:06:13/venv/", "delta": "0:00:00.009481", "end": "2022-06-02 06:06:36.485704", "msg": "", "rc": 0, "start": "2022-06-02 06:06:36.476223", "stderr": "", "stderr_lines": [], "stdout": "", "stdout_lines": []}</text:p>
      <text:p text:style-name="Standard"/>
      <text:p text:style-name="Standard">TASK [backup : Discover custom venvs path by querying the DB] ******************</text:p>
      <text:p text:style-name="Standard">changed: [localhost] =&gt; {"changed": true, "cmd": ["awx-manage", "print_settings", "CUSTOM_VENV_PATHS", "--format=yaml"], "delta": "0:00:03.673183", "end": "2022-06-02 06:06:40.746639", "msg": "", "rc": 0, "start": "2022-06-02 06:06:37.073456", "stderr": "", "stderr_lines": [], "stdout": "CUSTOM_VENV_PATHS: []", "stdout_lines": ["CUSTOM_VENV_PATHS: []"]}</text:p>
      <text:p text:style-name="Standard"/>
      <text:p text:style-name="Standard">TASK [backup : Set custom venvs path to backup] ********************************</text:p>
      <text:p text:style-name="Standard">ok: [localhost] =&gt; {"ansible_facts": {"paths_to_backup": {"CUSTOM_VENV_PATHS": []}}, "changed": false}</text:p>
      <text:p text:style-name="Standard"/>
      <text:p text:style-name="Standard">TASK [backup : Copy virtual environments directories from tower] ***************</text:p>
      <text:p text:style-name="Standard"/>
      <text:p text:style-name="Standard">TASK [backup : Get non-escalated user name] ************************************</text:p>
      <text:p text:style-name="Standard">changed: [localhost] =&gt; {"changed": true, "cmd": ["whoami"], "delta": "0:00:00.046535", "end": "2022-06-02 06:06:41.319504", "msg": "", "rc": 0, "start": "2022-06-02 06:06:41.272969", "stderr": "", "stderr_lines": [], "stdout": "root", "stdout_lines": ["root"]}</text:p>
      <text:p text:style-name="Standard"/>
      <text:p text:style-name="Standard">TASK [backup : Set non escalated ansible_user fact] ****************************</text:p>
      <text:p text:style-name="Standard">ok: [localhost] =&gt; {"ansible_facts": {"non_escalated_ansible_user": "root"}, "changed": false}</text:p>
      <text:p text:style-name="Standard"/>
      <text:p text:style-name="Standard">TASK [backup : Set non escalated ansible_user fact] ****************************</text:p>
      <text:p text:style-name="Standard">skipping: [localhost] =&gt; {"changed": false, "skip_reason": "Conditional result was False"}</text:p>
      <text:p text:style-name="Standard"/>
      <text:p text:style-name="Standard">TASK [backup : Pre-create system backup data file to set file mode.] ***********</text:p>
      <text:p text:style-name="Standard"><text:soft-page-break/>changed: [localhost] =&gt; {"changed": true, "dest": "/var/backups/tower/localhost.tar.gz", "gid": 0, "group": "root", "mode": "0600", "owner": "root", "secontext": "unconfined_u:object_r:var_t:s0", "size": 0, "state": "file", "uid": 0}</text:p>
      <text:p text:style-name="Standard"/>
      <text:p text:style-name="Standard">TASK [backup : Compress the backup data.] **************************************</text:p>
      <text:p text:style-name="Standard">changed: [localhost] =&gt; {"changed": true, "cmd": "tar cvfz ../localhost.tar.gz .", "delta": "0:00:00.018299", "end": "2022-06-02 06:06:42.257484", "msg": "", "rc": 0, "start": "2022-06-02 06:06:42.239185", "stderr": "", "stderr_lines": [], "stdout": "./\n./projects/\n./projects/.__awx_cache/\n./projects/DEMO/\n./projects/DEMO/demo.yml\n./projects/DEMO/hello.yml\n./projects/DEMO/web.yml\n./projects/_10__git3.lock\n./job_status/\n./conf/\n./conf/conf.d/\n./conf/conf.d/cluster_host_id.py\n./conf/conf.d/container_groups.py\n./conf/conf.d/ha.py\n./conf/conf.d/insights.py\n./conf/settings.py\n./conf/tower.cert\n./conf/tower.key\n./venv/\n./custom_venv_paths/", "stdout_lines": ["./", "./projects/", "./projects/.__awx_cache/", "./projects/DEMO/", "./projects/DEMO/demo.yml", "./projects/DEMO/hello.yml", "./projects/DEMO/web.yml", "./projects/_10__git3.lock", "./job_status/", "./conf/", "./conf/conf.d/", "./conf/conf.d/cluster_host_id.py", "./conf/conf.d/container_groups.py", "./conf/conf.d/ha.py", "./conf/conf.d/insights.py", "./conf/settings.py", "./conf/tower.cert", "./conf/tower.key", "./venv/", "./custom_venv_paths/"]}</text:p>
      <text:p text:style-name="Standard"/>
      <text:p text:style-name="Standard">TASK [backup : Verify file mode on system backup data file.] *******************</text:p>
      <text:p text:style-name="Standard">ok: [localhost] =&gt; {"changed": false, "gid": 0, "group": "root", "mode": "0600", "owner": "root", "path": "/var/backups/tower/localhost.tar.gz", "secontext": "unconfined_u:object_r:var_t:s0", "size": 4145, "state": "file", "uid": 0}</text:p>
      <text:p text:style-name="Standard"/>
      <text:p text:style-name="Standard">TASK [backup : Pre-create common backup data file to set file mode.] ***********</text:p>
      <text:p text:style-name="Standard">changed: [localhost] =&gt; {"changed": true, "dest": "/var/backups/tower/common.tar.gz", "gid": 0, "group": "root", "mode": "0600", "owner": "root", "secontext": "unconfined_u:object_r:var_t:s0", "size": 0, "state": "file", "uid": 0}</text:p>
      <text:p text:style-name="Standard"/>
      <text:p text:style-name="Standard">TASK [backup : Compress the common backup data.] *******************************</text:p>
      <text:p text:style-name="Standard">changed: [localhost] =&gt; {"changed": true, "cmd": "tar cvfz ../common.tar.gz .", "delta": "0:00:00.034451", "end": "2022-06-02 06:06:43.430132", "msg": "", "rc": 0, "start": "2022-06-02 06:06:43.395681", "stderr": "", "stderr_lines": [], "stdout": "./\n./tower.db\n./SECRET_KEY", "stdout_lines": ["./", "./tower.db", "./SECRET_KEY"]}</text:p>
      <text:p text:style-name="Standard"/>
      <text:p text:style-name="Standard">TASK [backup : Verify file mode on common backup data file.] *******************</text:p>
      <text:p text:style-name="Standard">ok: [localhost] =&gt; {"changed": false, "gid": 0, "group": "root", "mode": "0600", "owner": "root", "path": "/var/backups/tower/common.tar.gz", "secontext": "unconfined_u:object_r:var_t:s0", "size": 83746, "state": "file", "uid": 0}</text:p>
      <text:p text:style-name="Standard"/>
      <text:p text:style-name="Standard">TASK [backup : Make a directory to hold the multiple backup files] *************</text:p>
      <text:p text:style-name="Standard">changed: [localhost] =&gt; {"changed": true, "gid": 0, "group": "root", "mode": "0700", "owner": "root", "path": "/tmp/ansible-tower-setup-3.7.3-1/2022-06-02-06:06:13", "secontext": "unconfined_u:object_r:user_tmp_t:s0", "size": 6, "state": "directory", "uid": 0}</text:p>
      <text:p text:style-name="Standard"/>
      <text:p text:style-name="Standard">TASK [backup : Pre-create system backup download target to set file mode.] *****</text:p>
      <text:p text:style-name="Standard">changed: [localhost] =&gt; {"changed": true, "dest": "/tmp/ansible-tower-setup-3.7.3-1/2022-06-02-06:06:13/localhost.tar.gz", "gid": 0, "group": "root", "mode": "0600", "owner": "root", "secontext": "unconfined_u:object_r:user_tmp_t:s0", "size": 0, "state": "file", "uid": 0}</text:p>
      <text:p text:style-name="Standard"/>
      <text:p text:style-name="Standard">TASK [backup : Download the system backup.] ************************************</text:p>
      <text:p text:style-name="Standard"><text:soft-page-break/>changed: [localhost] =&gt; {"changed": true, "checksum": "4754a25f189b94174c3c2ab439efe3e0b79455d5", "dest": "/tmp/ansible-tower-setup-3.7.3-1/2022-06-02-06:06:13/localhost.tar.gz", "md5sum": "6a2c1b3184422924e311f203dd8838aa", "remote_checksum": "4754a25f189b94174c3c2ab439efe3e0b79455d5", "remote_md5sum": null}</text:p>
      <text:p text:style-name="Standard"/>
      <text:p text:style-name="Standard">TASK [backup : Make sure downloaded file has the right mode.] ******************</text:p>
      <text:p text:style-name="Standard">ok: [localhost] =&gt; {"changed": false, "gid": 0, "group": "root", "mode": "0600", "owner": "root", "path": "/tmp/ansible-tower-setup-3.7.3-1/2022-06-02-06:06:13/localhost.tar.gz", "secontext": "unconfined_u:object_r:user_tmp_t:s0", "size": 4145, "state": "file", "uid": 0}</text:p>
      <text:p text:style-name="Standard"/>
      <text:p text:style-name="Standard">TASK [backup : Pre-create common backup download target to set file mode.] *****</text:p>
      <text:p text:style-name="Standard">changed: [localhost] =&gt; {"changed": true, "dest": "/tmp/ansible-tower-setup-3.7.3-1/2022-06-02-06:06:13/common.tar.gz", "gid": 0, "group": "root", "mode": "0600", "owner": "root", "secontext": "unconfined_u:object_r:user_tmp_t:s0", "size": 0, "state": "file", "uid": 0}</text:p>
      <text:p text:style-name="Standard"/>
      <text:p text:style-name="Standard">TASK [backup : Download the common backup.] ************************************</text:p>
      <text:p text:style-name="Standard">changed: [localhost] =&gt; {"changed": true, "checksum": "662c8d09963f9a7e42496d00485626ef9eb3319c", "dest": "/tmp/ansible-tower-setup-3.7.3-1/2022-06-02-06:06:13/common.tar.gz", "md5sum": "a9c902f01ee4f03847cf6cf90ff32de2", "remote_checksum": "662c8d09963f9a7e42496d00485626ef9eb3319c", "remote_md5sum": null}</text:p>
      <text:p text:style-name="Standard"/>
      <text:p text:style-name="Standard">TASK [backup : Make sure downloaded file has the right mode.] ******************</text:p>
      <text:p text:style-name="Standard">ok: [localhost] =&gt; {"changed": false, "gid": 0, "group": "root", "mode": "0600", "owner": "root", "path": "/tmp/ansible-tower-setup-3.7.3-1/2022-06-02-06:06:13/common.tar.gz", "secontext": "unconfined_u:object_r:user_tmp_t:s0", "size": 83746, "state": "file", "uid": 0}</text:p>
      <text:p text:style-name="Standard"/>
      <text:p text:style-name="Standard">TASK [backup : Archive backup] *************************************************</text:p>
      <text:p text:style-name="Standard">changed: [localhost] =&gt; {"changed": true, "cmd": "(umask 0077 &amp;&amp; tar cvfz ../tower-backup-2022-06-02-06:06:13.tar.gz .)", "delta": "0:00:00.019039", "end": "2022-06-02 06:06:47.112967", "msg": "", "rc": 0, "start": "2022-06-02 06:06:47.093928", "stderr": "", "stderr_lines": [], "stdout": "./\n./localhost.tar.gz\n./common.tar.gz", "stdout_lines": ["./", "./localhost.tar.gz", "./common.tar.gz"]}</text:p>
      <text:p text:style-name="Standard"/>
      <text:p text:style-name="Standard">TASK [backup : Create symbolic link to the most recent backup] *****************</text:p>
      <text:p text:style-name="Standard">changed: [localhost] =&gt; {"changed": true, "dest": "/tmp/ansible-tower-setup-3.7.3-1/tower-backup-latest.tar.gz", "gid": 0, "group": "root", "mode": "0777", "owner": "root", "secontext": "unconfined_u:object_r:user_tmp_t:s0", "size": 72, "src": "/tmp/ansible-tower-setup-3.7.3-1/tower-backup-2022-06-02-06:06:13.tar.gz", "state": "link", "uid": 0}</text:p>
      <text:p text:style-name="Standard"/>
      <text:p text:style-name="Standard">RUNNING HANDLER [backup : Remove the backup directory.] ************************</text:p>
      <text:p text:style-name="Standard">changed: [localhost] =&gt; {"changed": true, "path": "/var/backups/tower/2022-06-02-06:06:13/", "state": "absent"}</text:p>
      <text:p text:style-name="Standard"/>
      <text:p text:style-name="Standard">RUNNING HANDLER [backup : Remove common directory.] ****************************</text:p>
      <text:p text:style-name="Standard">changed: [localhost] =&gt; {"changed": true, "path": "/var/backups/tower/common/", "state": "absent"}</text:p>
      <text:p text:style-name="Standard"/>
      <text:p text:style-name="Standard">RUNNING HANDLER [backup : Remove the backup tarball.] **************************</text:p>
      <text:p text:style-name="Standard">changed: [localhost] =&gt; {"changed": true, "path": "/var/backups/tower/localhost.tar.gz", "state": "absent"}</text:p>
      <text:p text:style-name="Standard"/>
      <text:p text:style-name="Standard">RUNNING HANDLER [backup : Remove the common tarball.] **************************</text:p>
      <text:p text:style-name="Standard"><text:soft-page-break/>changed: [localhost] =&gt; {"changed": true, "path": "/var/backups/tower/common.tar.gz", "state": "absent"}</text:p>
      <text:p text:style-name="Standard"/>
      <text:p text:style-name="Standard">RUNNING HANDLER [backup : Remove backup dest stage directory.] *****************</text:p>
      <text:p text:style-name="Standard">changed: [localhost] =&gt; {"changed": true, "path": "/tmp/ansible-tower-setup-3.7.3-1/2022-06-02-06:06:13", "state": "absent"}</text:p>
      <text:p text:style-name="Standard"/>
      <text:p text:style-name="Standard">PLAY RECAP *********************************************************************</text:p>
      <text:p text:style-name="Standard">localhost <text:s text:c="17"/>: ok=52 <text:s text:c="2"/>changed=35 <text:s text:c="2"/>unreachable=0 <text:s text:c="3"/>failed=0 <text:s text:c="3"/>skipped=19 <text:s text:c="2"/>rescued=0 <text:s text:c="3"/>ignored=0 <text:s text:c="2"/></text:p>
      <text:p text:style-name="Standard"/>
      <text:p text:style-name="Standard">The setup process completed successfully.</text:p>
      <text:p text:style-name="Standard">Setup log saved to /var/log/tower/setup-2022-06-02-06:06:10.log.</text:p>
      <text:p text:style-name="Standard">[root@ansibletower ansible-tower-setup-3.7.3-1]# ll</text:p>
      <text:p text:style-name="Standard">total 144</text:p>
      <text:p text:style-name="Standard">-rw-r--r--. <text:s/>1 root root <text:s text:c="2"/>612 Sep 29 <text:s/>2020 backup.yml</text:p>
      <text:p text:style-name="Standard">drwxr-xr-x. <text:s/>2 root root <text:s text:c="3"/>17 Sep 29 <text:s/>2020 group_vars</text:p>
      <text:p text:style-name="Standard">-rw-r--r--. <text:s/>1 root root <text:s/>6873 Sep 29 <text:s/>2020 install.yml</text:p>
      <text:p text:style-name="Standard">-rw-r--r--. <text:s/>1 root root <text:s text:c="2"/>856 Sep 29 <text:s/>2020 inventory</text:p>
      <text:p text:style-name="Standard">drwxr-xr-x. <text:s/>3 root root <text:s/>8192 Sep 29 <text:s/>2020 licenses</text:p>
      <text:p text:style-name="Standard">-rw-r--r--. <text:s/>1 root root <text:s/>2506 Sep 29 <text:s/>2020 README.md</text:p>
      <text:p text:style-name="Standard">-rw-r--r--. <text:s/>1 root root <text:s/>1335 Sep 29 <text:s/>2020 rekey.yml</text:p>
      <text:p text:style-name="Standard">-rw-r--r--. <text:s/>1 root root <text:s/>1518 Sep 29 <text:s/>2020 restore.yml</text:p>
      <text:p text:style-name="Standard">drwxr-xr-x. 21 root root <text:s/>4096 Sep 29 <text:s/>2020 roles</text:p>
      <text:p text:style-name="Standard">-rwxr-xr-x. <text:s/>1 root root 10888 Sep 29 <text:s/>2020 setup.sh</text:p>
      <text:p text:style-name="Standard">-rw-------. <text:s/>1 root root 87704 Jun <text:s/>2 06:06 tower-backup-2022-06-02-06:06:13.tar.gz</text:p>
      <text:p text:style-name="Standard">lrwxrwxrwx. <text:s/>1 root root <text:s text:c="3"/>72 Jun <text:s/>2 06:06 tower-backup-latest.tar.gz -&gt; /tmp/ansible-tower-setup-3.7.3-1/tower-backup-2022-06-02-06:06:13.tar.gz</text:p>
      <text:p text:style-name="Standard">[root@ansibletower ansible-tower-setup-3.7.3-1]# bash ./setup.sh -r</text:p>
      <text:p text:style-name="Standard">Using /etc/ansible/ansible.cfg as config file</text:p>
      <text:p text:style-name="Standard">[DEPRECATION WARNING]: "include" is deprecated, use include_tasks/import_tasks </text:p>
      <text:p text:style-name="Standard">instead. This feature will be removed in version 2.16. Deprecation warnings can</text:p>
      <text:p text:style-name="Standard"><text:s/>be disabled by setting deprecation_warnings=False in ansible.cfg.</text:p>
      <text:p text:style-name="Standard"/>
      <text:p text:style-name="Standard">PLAY [database] ****************************************************************</text:p>
      <text:p text:style-name="Standard">skipping: no hosts matched</text:p>
      <text:p text:style-name="Standard">[WARNING]: Could not match supplied host pattern, ignoring: instance_group_*</text:p>
      <text:p text:style-name="Standard"/>
      <text:p text:style-name="Standard">PLAY [tower:instance_group_*] *******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Stop Tower services on all nodes] ****************************************</text:p>
      <text:p text:style-name="Standard">changed: [localhost] =&gt; {"changed": true, "cmd": ["ansible-tower-service", "stop"], "delta": "0:00:00.104124", "end": "2022-06-02 06:07:23.455742", "msg": "", "rc": 0, "start": "2022-06-02 06:07:23.351618", "stderr": "", "stderr_lines": [], "stdout": "", "stdout_lines": []}</text:p>
      <text:p text:style-name="Standard"/>
      <text:p text:style-name="Standard">TASK [include_vars] ************************************************************</text:p>
      <text:p text:style-name="Standard">ok: [localhost] =&gt; (item=/tmp/ansible-tower-setup-3.7.3-1/roles/postgres/tasks/../vars/RedHat-8.yml) =&gt; {"ansible_facts": {"existing_pg_dir": "/var/lib/pgsql/data", "existing_pg_name": <text:soft-page-break/>"@postgresql:9.6", "pg_bash": "", "pg_conf_bin": "/var/lib/pgsql/bin", "pg_conf_dir": "/var/lib/pgsql/data", "pg_conf_location": "{{ pg_conf_dir }}/postgresql.conf", "pg_hba_location": "{{ pg_conf_dir }}/pg_hba.conf", "pg_initdb_command": "/usr/bin/postgresql-setup initdb", "pg_systemd_name": "postgresql", "postgres_init_name": "postgresql"}, "ansible_included_var_files": ["/tmp/ansible-tower-setup-3.7.3-1/roles/postgres/vars/RedHat-8.yml"], "ansible_loop_var": "item", "changed": false, "item": "/tmp/ansible-tower-setup-3.7.3-1/roles/postgres/tasks/../vars/RedHat-8.yml"}</text:p>
      <text:p text:style-name="Standard"/>
      <text:p text:style-name="Standard">TASK [include_vars] ************************************************************</text:p>
      <text:p text:style-name="Standard">ok: [localhost] =&gt; {"ansible_facts": {"config_dynamic_database": "internal", "config_dynamic_user": 0}, "ansible_included_var_files": ["/tmp/ansible-tower-setup-3.7.3-1/roles/config_dynamic/defaults/main.yml"], "changed": false}</text:p>
      <text:p text:style-name="Standard"/>
      <text:p text:style-name="Standard">TASK [Set database to internal or external] ************************************</text:p>
      <text:p text:style-name="Standard">ok: [localhost] =&gt; {"ansible_facts": {"config_dynamic_database": "internal"}, "changed": false}</text:p>
      <text:p text:style-name="Standard"/>
      <text:p text:style-name="Standard">TASK [Database decision] *******************************************************</text:p>
      <text:p text:style-name="Standard">ok: [localhost] =&gt; {</text:p>
      <text:p text:style-name="Standard"><text:s text:c="4"/>"config_dynamic_database": "internal"</text:p>
      <text:p text:style-name="Standard">}</text:p>
      <text:p text:style-name="Standard"/>
      <text:p text:style-name="Standard">TASK [Set postgres host and port to local if not set] **************************</text:p>
      <text:p text:style-name="Standard">ok: [localhost] =&gt; {"ansible_facts": {"pg_host": "127.0.0.1", "pg_port": 5432}, "changed": false}</text:p>
      <text:p text:style-name="Standard"/>
      <text:p text:style-name="Standard">TASK [Ensure connectivity to hosts and gather facts] ***************************</text:p>
      <text:p text:style-name="Standard">ok: [localhost]</text:p>
      <text:p text:style-name="Standard"/>
      <text:p text:style-name="Standard">TASK [Ensure user is root] *****************************************************</text:p>
      <text:p text:style-name="Standard">skipping: [localhost] =&gt; {"changed": false, "skip_reason": "Conditional result was False"}</text:p>
      <text:p text:style-name="Standard"/>
      <text:p text:style-name="Standard">TASK [Start database services on primary node if needed] ***********************</text:p>
      <text:p text:style-name="Standard">changed: [localhost] =&gt; {"changed": true, "name": "postgresql", "state": "started", "status": {"ActiveEnterTimestamp": "Thu 2022-06-02 05:22:58 PDT", "ActiveEnterTimestampMonotonic": "2203743831", "ActiveExitTimestamp": "Thu 2022-06-02 06:07:23 PDT", "ActiveExitTimestampMonotonic": "4868616924", "ActiveState": "inactive", "After": "basic.target network.target sysinit.target system.slice systemd-journald.socket", "AllowIsolate": "no", "AllowedCPUs": "", "AllowedMemoryNodes": "", "AmbientCapabilities": "", "AssertResult": "yes", "AssertTimestamp": "Thu 2022-06-02 05:22:58 PDT", "AssertTimestampMonotonic": "2203531126", "Before": "ansible-tower.service shutdown.target multi-user.target", "BlockIOAccounting": "no", "BlockIOWeight": "[not set]", "CPUAccounting": "no", "CPUAffinity": "", "CPUAffinityFromNUMA": "no", "CPUQuotaPerSecUSec": "infinity", "CPUQuotaPeriodUSec": "infinity", "CPUSchedulingPolicy": "0", "CPUSchedulingPriority": "0", "CPUSchedulingResetOnFork": "no", "CPUShares": "[not set]", "CPUUsageNSec": "[not set]", "CPUWeight": "[not set]", "CacheDirectoryMode": "0755", "CanFreeze": "yes", "CanIsolate": "no", "CanReload": "yes", "CanStart": "yes", "CanStop": "yes", "CapabilityBoundingSet": "cap_chown cap_dac_override cap_dac_read_search cap_fowner cap_fsetid cap_kill cap_setgid cap_setuid cap_setpcap cap_linux_immutable cap_net_bind_service cap_net_broadcast cap_net_admin cap_net_raw cap_ipc_lock cap_ipc_owner cap_sys_module cap_sys_rawio cap_sys_chroot cap_sys_ptrace cap_sys_pacct cap_sys_admin cap_sys_boot cap_sys_nice cap_sys_resource cap_sys_time cap_sys_tty_config cap_mknod cap_lease cap_audit_write cap_audit_control cap_setfcap cap_mac_override cap_mac_admin cap_syslog cap_wake_alarm cap_block_suspend cap_audit_read cap_perfmon cap_bpf", "CollectMode": "inactive", "ConditionResult": "yes", <text:soft-page-break/>"ConditionTimestamp": "Thu 2022-06-02 05:22:58 PDT", "ConditionTimestampMonotonic": "2203531126", "ConfigurationDirectoryMode": "0755", "Conflicts": "shutdown.target", "ControlPID": "0", "DefaultDependencies": "yes", "DefaultMemoryLow": "0", "DefaultMemoryMin": "0", "Delegate": "no", "Description": "PostgreSQL database server", "DevicePolicy": "auto", "DropInPaths": "/etc/systemd/system/postgresql.service.d/override.conf", "DynamicUser": "no", "EffectiveCPUs": "", "EffectiveMemoryNodes": "", "Environment": "PG_OOM_ADJUST_FILE=/proc/self/oom_score_adj PG_OOM_ADJUST_VALUE=0 PGDATA=/var/lib/pgsql/data", "ExecMainCode": "1", "ExecMainExitTimestamp": "Thu 2022-06-02 06:07:23 PDT", "ExecMainExitTimestampMonotonic": "4868821238", "ExecMainPID": "5504", "ExecMainStartTimestamp": "Thu 2022-06-02 05:22:58 PDT", "ExecMainStartTimestampMonotonic": "2203599244", "ExecMainStatus": "0", "ExecReload": "{ path=/bin/kill ; argv[]=/bin/kill -HUP $MAINPID ; ignore_errors=no ; start_time=[n/a] ; stop_time=[n/a] ; pid=0 ; code=(null) ; status=0/0 }", "ExecStart": "{ path=/usr/bin/postmaster ; argv[]=/usr/bin/postmaster -D ${PGDATA} ; ignore_errors=no ; start_time=[Thu 2022-06-02 05:22:58 PDT] ; stop_time=[Thu 2022-06-02 06:07:23 PDT] ; pid=5504 ; code=exited ; status=0 }", "ExecStartPre": "{ path=/usr/libexec/postgresql-check-db-dir ; argv[]=/usr/libexec/postgresql-check-db-dir postgresql ; ignore_errors=no ; start_time=[n/a] ; stop_time=[n/a] ; pid=0 ; code=(null) ; status=0/0 }", "FailureAction": "none", "FileDescriptorStoreMax": "0", "FragmentPath": "/usr/lib/systemd/system/postgresql.service", "FreezerState": "running", "GID": "[not set]", "Group": "postgres", "GuessMainPID": "yes", "IOAccounting": "no", "IOSchedulingClass": "0", "IOSchedulingPriority": "0", "IOWeight": "[not set]", "IPAccounting": "no", "IPEgressBytes": "18446744073709551615", "IPEgressPackets": "18446744073709551615", "IPIngressBytes": "18446744073709551615", "IPIngressPackets": "18446744073709551615", "Id": "postgresql.service", "IgnoreOnIsolate": "no", "IgnoreSIGPIPE": "yes", "InactiveEnterTimestamp": "Thu 2022-06-02 06:07:23 PDT", "InactiveEnterTimestampMonotonic": "4868858255", "InactiveExitTimestamp": "Thu 2022-06-02 05:22:58 PDT", "InactiveExitTimestampMonotonic": "2203534957", "InvocationID": "c855ba46f5e8464ba6ba6f836512fd3e", "JobRunningTimeoutUSec": "infinity", "JobTimeoutAction": "none", "JobTimeoutUSec": "infinity", "KeyringMode": "private", "KillMode": "mixed", "KillSignal": "2", "LimitAS": "infinity", "LimitASSoft": "infinity", "LimitCORE": "infinity", "LimitCORESoft": "0", "LimitCPU": "infinity", "LimitCPUSoft": "infinity", "LimitDATA": "infinity", "LimitDATASoft": "infinity", "LimitFSIZE": "infinity", "LimitFSIZESoft": "infinity", "LimitLOCKS": "infinity", "LimitLOCKSSoft": "infinity", "LimitMEMLOCK": "65536", "LimitMEMLOCKSoft": "65536", "LimitMSGQUEUE": "819200", "LimitMSGQUEUESoft": "819200", "LimitNICE": "0", "LimitNICESoft": "0", "LimitNOFILE": "262144", "LimitNOFILESoft": "1024", "LimitNPROC": "22735", "LimitNPROCSoft": "22735", "LimitRSS": "infinity", "LimitRSSSoft": "infinity", "LimitRTPRIO": "0", "LimitRTPRIOSoft": "0", "LimitRTTIME": "infinity", "LimitRTTIMESoft": "infinity", "LimitSIGPENDING": "22735", "LimitSIGPENDINGSoft": "22735", "LimitSTACK": "infinity", "LimitSTACKSoft": "8388608", "LoadState": "loaded", "LockPersonality": "no", "LogLevelMax": "-1", "LogRateLimitBurst": "0", "LogRateLimitIntervalUSec": "0", "LogsDirectoryMode": "0755", "MainPID": "0", "MemoryAccounting": "yes", "MemoryCurrent": "[not set]", "MemoryDenyWriteExecute": "no", "MemoryHigh": "infinity", "MemoryLimit": "infinity", "MemoryLow": "0", "MemoryMax": "infinity", "MemoryMin": "0", "MemorySwapMax": "infinity", "MountAPIVFS": "no", "MountFlags": "", "NFileDescriptorStore": "0", "NRestarts": "0", "NUMAMask": "", "NUMAPolicy": "n/a", "Names": "postgresql.service", "NeedDaemonReload": "no", "Nice": "0", "NoNewPrivileges": "no", "NonBlocking": "no", "NotifyAccess": "main", "OOMScoreAdjust": "-1000", "OnFailureJobMode": "replace", "PartOf": "ansible-tower.service", "PermissionsStartOnly": "no", "Perpetual": "no", "PrivateDevices": "no", "PrivateMounts": "no", "PrivateNetwork": "no", "PrivateTmp": "no", "PrivateUsers": "no", "ProtectControlGroups": "no", "ProtectHome": "no", "ProtectKernelModules": "no", "ProtectKernelTunables": "no", "ProtectSystem": "no", "RefuseManualStart": "no", "RefuseManualStop": "no", "RemainAfterExit": "no", "RemoveIPC": <text:soft-page-break/>"no", "Requires": "system.slice sysinit.target", "Restart": "no", "RestartUSec": "100ms", "RestrictNamespaces": "no", "RestrictRealtime": "no", "RestrictSUIDSGID": "no", "Result": "success", "RootDirectoryStartOnly": "no", "RuntimeDirectoryMode": "0755", "RuntimeDirectoryPreserve": "no", "RuntimeMaxUSec": "infinity", "SameProcessGroup": "no", "SecureBits": "0", "SendSIGHUP": "no", "SendSIGKILL": "yes", "Slice": "system.slice", "StandardError": "inherit", "StandardInput": "null", "StandardInputData": "", "StandardOutput": "journal", "StartLimitAction": "none", "StartLimitBurst": "5", "StartLimitIntervalUSec": "10s", "StartupBlockIOWeight": "[not set]", "StartupCPUShares": "[not set]", "StartupCPUWeight": "[not set]", "StartupIOWeight": "[not set]", "StateChangeTimestamp": "Thu 2022-06-02 06:07:23 PDT", "StateChangeTimestampMonotonic": "4868858255", "StateDirectoryMode": "0755", "StatusErrno": "0", "StopWhenUnneeded": "no", "SubState": "dead", "SuccessAction": "none", "SyslogFacility": "3", "SyslogLevel": "6", "SyslogLevelPrefix": "yes", "SyslogPriority": "30", "SystemCallErrorNumber": "0", "TTYReset": "no", "TTYVHangup": "no", "TTYVTDisallocate": "no", "TasksAccounting": "yes", "TasksCurrent": "[not set]", "TasksMax": "36376", "TimeoutStartUSec": "infinity", "TimeoutStopUSec": "infinity", "TimerSlackNSec": "50000", "Transient": "no", "Type": "notify", "UID": "[not set]", "UMask": "0022", "UnitFilePreset": "disabled", "UnitFileState": "enabled", "User": "postgres", "UtmpMode": "init", "WantedBy": "ansible-tower.service multi-user.target", "WatchdogTimestampMonotonic": "0", "WatchdogUSec": "0"}}</text:p>
      <text:p text:style-name="Standard"/>
      <text:p text:style-name="Standard">PLAY [tower:instance_group_*] *******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check_config_static : Ensure expected variables are defined] *************</text:p>
      <text:p text:style-name="Standard"/>
      <text:p text:style-name="Standard">TASK [check_config_static : Ensure cluster hosts are not localhost] ************</text:p>
      <text:p text:style-name="Standard">skipping: [localhost] =&gt; {"changed": false, "skip_reason": "Conditional result was False"}</text:p>
      <text:p text:style-name="Standard"/>
      <text:p text:style-name="Standard">TASK [check_config_static : Check that controller uses queue name and not group name] ***</text:p>
      <text:p text:style-name="Standard">skipping: [localhost] =&gt; {"changed": false, "skip_reason": "Conditional result was False"}</text:p>
      <text:p text:style-name="Standard"/>
      <text:p text:style-name="Standard">TASK [check_config_static : Check that group names do not conflict with instance names] ***</text:p>
      <text:p text:style-name="Standard">skipping: [localhost] =&gt; {"changed": false, "skip_reason": "Conditional result was False"}</text:p>
      <text:p text:style-name="Standard"/>
      <text:p text:style-name="Standard">TASK [check_config_static : Detect unsupported HA inventory file] **************</text:p>
      <text:p text:style-name="Standard">skipping: [localhost] =&gt; {"changed": false, "skip_reason": "Conditional result was False"}</text:p>
      <text:p text:style-name="Standard"/>
      <text:p text:style-name="Standard">TASK [check_config_static : Ensure at least one tower host is defined] *********</text:p>
      <text:p text:style-name="Standard">skipping: [localhost] =&gt; {"changed": false, "skip_reason": "Conditional result was False"}</text:p>
      <text:p text:style-name="Standard"/>
      <text:p text:style-name="Standard">TASK [check_config_static : Check that no instance groups are named tower] *****</text:p>
      <text:p text:style-name="Standard">skipping: [localhost] =&gt; (item=all) <text:s/>=&gt; {"ansible_loop_var": "item", "changed": false, "item": "all", "skip_reason": "Conditional result was False"}</text:p>
      <text:p text:style-name="Standard">skipping: [localhost] =&gt; (item=ungrouped) <text:s/>=&gt; {"ansible_loop_var": "item", "changed": false, "item": "ungrouped", "skip_reason": "Conditional result was False"}</text:p>
      <text:p text:style-name="Standard">skipping: [localhost] =&gt; (item=tower) <text:s/>=&gt; {"ansible_loop_var": "item", "changed": false, "item": "tower", "skip_reason": "Conditional result was False"}</text:p>
      <text:p text:style-name="Standard">skipping: [localhost] =&gt; (item=database) <text:s/>=&gt; {"ansible_loop_var": "item", "changed": false, "item": "database", "skip_reason": "Conditional result was False"}</text:p>
      <text:p text:style-name="Standard"/>
      <text:p text:style-name="Standard"><text:soft-page-break/>TASK [check_config_static : Ensure only one database host exists] **************</text:p>
      <text:p text:style-name="Standard">skipping: [localhost] =&gt; {"changed": false, "skip_reason": "Conditional result was False"}</text:p>
      <text:p text:style-name="Standard"/>
      <text:p text:style-name="Standard">TASK [check_config_static : Ensure when postgres host is defined that the port is defined] ***</text:p>
      <text:p text:style-name="Standard">skipping: [localhost] =&gt; {"changed": false, "skip_reason": "Conditional result was False"}</text:p>
      <text:p text:style-name="Standard"/>
      <text:p text:style-name="Standard">TASK [check_config_static : Ensure that when a database host is specified, that pg_host is defined] ***</text:p>
      <text:p text:style-name="Standard">skipping: [localhost] =&gt; {"changed": false, "skip_reason": "Conditional result was False"}</text:p>
      <text:p text:style-name="Standard"/>
      <text:p text:style-name="Standard">TASK [check_config_static : Ensure that when a database host is specified, that pg_port is defined] ***</text:p>
      <text:p text:style-name="Standard">skipping: [localhost] =&gt; {"changed": false, "skip_reason": "Conditional result was False"}</text:p>
      <text:p text:style-name="Standard"/>
      <text:p text:style-name="Standard">TASK [check_config_static : Ensure that pg_hashed_password is not set] *********</text:p>
      <text:p text:style-name="Standard">skipping: [localhost] =&gt; {"changed": false, "skip_reason": "Conditional result was False"}</text:p>
      <text:p text:style-name="Standard"/>
      <text:p text:style-name="Standard">TASK [check_config_static : Ensure that if we have web cert, we also have key] ***</text:p>
      <text:p text:style-name="Standard">skipping: [localhost] =&gt; {"changed": false, "skip_reason": "Conditional result was False"}</text:p>
      <text:p text:style-name="Standard"/>
      <text:p text:style-name="Standard">TASK [check_config_static : Preflight check - verify certificates for Postgres SSL install] ***</text:p>
      <text:p text:style-name="Standard">skipping: [localhost] =&gt; {"changed": false, "skip_reason": "Conditional result was False"}</text:p>
      <text:p text:style-name="Standard"/>
      <text:p text:style-name="Standard">TASK [check_config_static : HA mode requires an external postgres database with pg_host defined] ***</text:p>
      <text:p text:style-name="Standard">skipping: [localhost] =&gt; {"changed": false, "skip_reason": "Conditional result was False"}</text:p>
      <text:p text:style-name="Standard"/>
      <text:p text:style-name="Standard">TASK [check_config_static : HA mode requires an external postgres database with pg_port defined] ***</text:p>
      <text:p text:style-name="Standard">skipping: [localhost] =&gt; {"changed": false, "skip_reason": "Conditional result was False"}</text:p>
      <text:p text:style-name="Standard"/>
      <text:p text:style-name="Standard">TASK [config_dynamic : Set database to internal or external] *******************</text:p>
      <text:p text:style-name="Standard">ok: [localhost] =&gt; {"ansible_facts": {"config_dynamic_database": "internal"}, "changed": false}</text:p>
      <text:p text:style-name="Standard"/>
      <text:p text:style-name="Standard">TASK [config_dynamic : Database decision] **************************************</text:p>
      <text:p text:style-name="Standard">ok: [localhost] =&gt; {</text:p>
      <text:p text:style-name="Standard"><text:s text:c="4"/>"config_dynamic_database": "internal"</text:p>
      <text:p text:style-name="Standard">}</text:p>
      <text:p text:style-name="Standard"/>
      <text:p text:style-name="Standard">TASK [config_dynamic : Set postgres host and port to local if not set] *********</text:p>
      <text:p text:style-name="Standard">skipping: [localhost] =&gt; {"changed": false, "skip_reason": "Conditional result was False"}</text:p>
      <text:p text:style-name="Standard"/>
      <text:p text:style-name="Standard">TASK [config_dynamic : Ensure connectivity to hosts and gather facts] **********</text:p>
      <text:p text:style-name="Standard">ok: [localhost]</text:p>
      <text:p text:style-name="Standard"/>
      <text:p text:style-name="Standard">TASK [config_dynamic : Ensure user is root] ************************************</text:p>
      <text:p text:style-name="Standard">skipping: [localhost] =&gt; {"changed": false, "skip_reason": "Conditional result was False"}</text:p>
      <text:p text:style-name="Standard"/>
      <text:p text:style-name="Standard">TASK [restore : include_vars] **************************************************</text:p>
      <text:p text:style-name="Standard">ok: [localhost] =&gt; (item=/tmp/ansible-tower-setup-3.7.3-1/roles/restore/vars/../vars/RedHat-8.yml) =&gt; {"ansible_facts": {"scl_command": ""}, "ansible_included_var_files": ["/tmp/ansible-tower-<text:soft-page-break/>setup-3.7.3-1/roles/restore/vars/RedHat-8.yml"], "ansible_loop_var": "item", "changed": false, "item": "/tmp/ansible-tower-setup-3.7.3-1/roles/restore/vars/../vars/RedHat-8.yml"}</text:p>
      <text:p text:style-name="Standard"/>
      <text:p text:style-name="Standard">TASK [restore : Create a directory for the database restore to live.] **********</text:p>
      <text:p text:style-name="Standard">changed: [localhost] =&gt; {"changed": true, "gid": 0, "group": "root", "mode": "0775", "owner": "root", "path": "/var/backups/tower/restore/", "secontext": "unconfined_u:object_r:var_t:s0", "size": 6, "state": "directory", "uid": 0}</text:p>
      <text:p text:style-name="Standard"/>
      <text:p text:style-name="Standard">TASK [restore : Upload the backup tarball to the server.] **********************</text:p>
      <text:p text:style-name="Standard">changed: [localhost] =&gt; {"changed": true, "checksum": "9bc58cc6a4eaab5ddbaebc3ee9abdedf235fd8f6", "dest": "/var/backups/tower/restore/tower-restore.tar.gz", "gid": 0, "group": "root", "md5sum": "ea47d0bdf83265deb81a63c0a3a17e2c", "mode": "0664", "owner": "root", "secontext": "system_u:object_r:var_t:s0", "size": 87704, "src": "/home/irfan/.ansible/tmp/ansible-tmp-1654175252.7832534-42066-178570391631631/source", "state": "file", "uid": 0}</text:p>
      <text:p text:style-name="Standard"/>
      <text:p text:style-name="Standard">TASK [restore : Uncompress the backup file.] ***********************************</text:p>
      <text:p text:style-name="Standard">changed: [localhost] =&gt; {"changed": true, "cmd": "tar xvfz tower-restore.tar.gz", "delta": "0:00:00.013043", "end": "2022-06-02 06:07:34.119774", "msg": "", "rc": 0, "start": "2022-06-02 06:07:34.106731", "stderr": "", "stderr_lines": [], "stdout": "./\n./localhost.tar.gz\n./common.tar.gz", "stdout_lines": ["./", "./localhost.tar.gz", "./common.tar.gz"]}</text:p>
      <text:p text:style-name="Standard"/>
      <text:p text:style-name="Standard">TASK [restore : Check for a host specific directory] ***************************</text:p>
      <text:p text:style-name="Standard">ok: [localhost] =&gt; {"changed": false, "stat": {"atime": 1654175254.117001, "attr_flags": "", "attributes": [], "block_size": 4096, "blocks": 16, "charset": "binary", "checksum": "4754a25f189b94174c3c2ab439efe3e0b79455d5", "ctime": 1654175254.117001, "dev": 66307, "device_type": 0, "executable": false, "exists": true, "gid": 0, "gr_name": "root", "inode": 52084044, "isblk": false, "ischr": false, "isdir": false, "isfifo": false, "isgid": false, "islnk": false, "isreg": true, "issock": false, "isuid": false, "mimetype": "application/x-gzip", "mode": "0600", "mtime": 1654175205.0, "nlink": 1, "path": "/var/backups/tower/restore/localhost.tar.gz", "pw_name": "root", "readable": true, "rgrp": false, "roth": false, "rusr": true, "size": 4145, "uid": 0, "version": "3156497635", "wgrp": false, "woth": false, "writeable": true, "wusr": true, "xgrp": false, "xoth": false, "xusr": false}}</text:p>
      <text:p text:style-name="Standard"/>
      <text:p text:style-name="Standard">TASK [restore : Register presence of host archive] *****************************</text:p>
      <text:p text:style-name="Standard">ok: [localhost] =&gt; {"ansible_facts": {"has_host_archive": "host_archive.stat.exists"}, "changed": false}</text:p>
      <text:p text:style-name="Standard"/>
      <text:p text:style-name="Standard">TASK [restore : Extract the common archive.] ***********************************</text:p>
      <text:p text:style-name="Standard">changed: [localhost] =&gt; {"changed": true, "cmd": "tar xvfz common.tar.gz", "delta": "0:00:00.018026", "end": "2022-06-02 06:07:35.118518", "msg": "", "rc": 0, "start": "2022-06-02 06:07:35.100492", "stderr": "", "stderr_lines": [], "stdout": "./\n./tower.db\n./SECRET_KEY", "stdout_lines": ["./", "./tower.db", "./SECRET_KEY"]}</text:p>
      <text:p text:style-name="Standard"/>
      <text:p text:style-name="Standard">TASK [restore : Extract the host specific archive] *****************************</text:p>
      <text:p text:style-name="Standard">changed: [localhost] =&gt; {"changed": true, "cmd": "tar xvfz localhost.tar.gz", "delta": "0:00:00.017490", "end": "2022-06-02 06:07:35.517720", "msg": "", "rc": 0, "start": "2022-06-02 06:07:35.500230", "stderr": "", "stderr_lines": [], "stdout": "./\n./projects/\n./projects/.__awx_cache/\n./projects/DEMO/\n./projects/DEMO/demo.yml\n./projects/DEMO/hello.yml\n./projects/DEMO/web.yml\n./projects/_10__git3.lock\n./job_status/\n./conf/\n./conf/conf.d/\n./conf/conf.d/cluster_host_id.py\n./conf/conf.d/container_groups.py\n./conf/conf.d/ha.py\n./conf/conf.d/insights.py\n./conf/settings.py\n./conf/tower.cert\n./conf/tower.key\n./<text:soft-page-break/>venv/\n./custom_venv_paths/", "stdout_lines": ["./", "./projects/", "./projects/.__awx_cache/", "./projects/DEMO/", "./projects/DEMO/demo.yml", "./projects/DEMO/hello.yml", "./projects/DEMO/web.yml", "./projects/_10__git3.lock", "./job_status/", "./conf/", "./conf/conf.d/", "./conf/conf.d/cluster_host_id.py", "./conf/conf.d/container_groups.py", "./conf/conf.d/ha.py", "./conf/conf.d/insights.py", "./conf/settings.py", "./conf/tower.cert", "./conf/tower.key", "./venv/", "./custom_venv_paths/"]}</text:p>
      <text:p text:style-name="Standard"/>
      <text:p text:style-name="Standard">TASK [restore : Changing the permission of the restore directory after extraction of backup archive] ***</text:p>
      <text:p text:style-name="Standard">ok: [localhost] =&gt; {"changed": false, "gid": 0, "group": "root", "mode": "0755", "owner": "root", "path": "/var/backups/tower/restore", "secontext": "unconfined_u:object_r:var_t:s0", "size": 196, "state": "directory", "uid": 0}</text:p>
      <text:p text:style-name="Standard"/>
      <text:p text:style-name="Standard">TASK [restore : Stop Web Service.] *********************************************</text:p>
      <text:p text:style-name="Standard">ok: [localhost] =&gt; {"changed": false, "name": "nginx", "state": "stopped", "status": {"ActiveEnterTimestamp": "Thu 2022-06-02 04:47:51 PDT", "ActiveEnterTimestampMonotonic": "96515627", "ActiveExitTimestamp": "Thu 2022-06-02 06:07:23 PDT", "ActiveExitTimestampMonotonic": "4868614592", "ActiveState": "inactive", "After": "systemd-tmpfiles-setup.service network.target sysinit.target basic.target remote-fs.target systemd-journald.socket tmp.mount -.mount nss-lookup.target system.slice", "AllowIsolate": "no", "AllowedCPUs": "", "AllowedMemoryNodes": "", "AmbientCapabilities": "", "AssertResult": "yes", "AssertTimestamp": "Thu 2022-06-02 04:47:47 PDT", "AssertTimestampMonotonic": "92738469", "Before": "ansible-tower.service shutdown.target multi-user.target", "BlockIOAccounting": "no", "BlockIOWeight": "[not set]", "CPUAccounting": "no", "CPUAffinity": "", "CPUAffinityFromNUMA": "no", "CPUQuotaPerSecUSec": "infinity", "CPUQuotaPeriodUSec": "infinity", "CPUSchedulingPolicy": "0", "CPUSchedulingPriority": "0", "CPUSchedulingResetOnFork": "no", "CPUShares": "[not set]", "CPUUsageNSec": "[not set]", "CPUWeight": "[not set]", "CacheDirectoryMode": "0755", "CanFreeze": "yes", "CanIsolate": "no", "CanReload": "yes", "CanStart": "yes", "CanStop": "yes", "CapabilityBoundingSet": "cap_chown cap_dac_override cap_dac_read_search cap_fowner cap_fsetid cap_kill cap_setgid cap_setuid cap_setpcap cap_linux_immutable cap_net_bind_service cap_net_broadcast cap_net_admin cap_net_raw cap_ipc_lock cap_ipc_owner cap_sys_module cap_sys_rawio cap_sys_chroot cap_sys_ptrace cap_sys_pacct cap_sys_admin cap_sys_boot cap_sys_nice cap_sys_resource cap_sys_time cap_sys_tty_config cap_mknod cap_lease cap_audit_write cap_audit_control cap_setfcap cap_mac_override cap_mac_admin cap_syslog cap_wake_alarm cap_block_suspend cap_audit_read cap_perfmon cap_bpf", "CollectMode": "inactive", "ConditionResult": "yes", "ConditionTimestamp": "Thu 2022-06-02 04:47:47 PDT", "ConditionTimestampMonotonic": "92738469", "ConfigurationDirectoryMode": "0755", "Conflicts": "shutdown.target", "ControlPID": "0", "DefaultDependencies": "yes", "DefaultMemoryLow": "0", "DefaultMemoryMin": "0", "Delegate": "no", "Description": "The nginx HTTP and reverse proxy server", "DevicePolicy": "auto", "DropInPaths": "/etc/systemd/system/nginx.service.d/override.conf", "DynamicUser": "no", "EffectiveCPUs": "", "EffectiveMemoryNodes": "", "ExecMainCode": "1", "ExecMainExitTimestamp": "Thu 2022-06-02 06:07:23 PDT", "ExecMainExitTimestampMonotonic": "4868705520", "ExecMainPID": "1530", "ExecMainStartTimestamp": "Thu 2022-06-02 04:47:51 PDT", "ExecMainStartTimestampMonotonic": "96515585", "ExecMainStatus": "0", "ExecReload": "{ path=/bin/kill ; argv[]=/bin/kill -s HUP $MAINPID ; ignore_errors=no ; start_time=[n/a] ; stop_time=[n/a] ; pid=0 ; code=(null) ; status=0/0 }", "ExecStart": "{ path=/usr/sbin/nginx ; argv[]=/usr/sbin/nginx ; ignore_errors=no ; start_time=[n/a] ; stop_time=[n/a] ; pid=0 ; code=(null) ; status=0/0 }", "ExecStartPre": "{ path=/usr/sbin/nginx ; argv[]=/usr/sbin/nginx -t ; ignore_errors=no ; start_time=[n/a] ; stop_time=[n/a] ; pid=0 ; code=(null) ; status=0/0 }", "FailureAction": "none", "FileDescriptorStoreMax": "0", "FragmentPath": <text:soft-page-break/>"/usr/lib/systemd/system/nginx.service", "FreezerState": "running", "GID": "[not set]", "GuessMainPID": "yes", "IOAccounting": "no", "IOSchedulingClass": "0", "IOSchedulingPriority": "0", "IOWeight": "[not set]", "IPAccounting": "no", "IPEgressBytes": "18446744073709551615", "IPEgressPackets": "18446744073709551615", "IPIngressBytes": "18446744073709551615", "IPIngressPackets": "18446744073709551615", "Id": "nginx.service", "IgnoreOnIsolate": "no", "IgnoreSIGPIPE": "yes", "InactiveEnterTimestamp": "Thu 2022-06-02 06:07:23 PDT", "InactiveEnterTimestampMonotonic": "4868705982", "InactiveExitTimestamp": "Thu 2022-06-02 04:47:47 PDT", "InactiveExitTimestampMonotonic": "92742131", "InvocationID": "0fbe0ec3cacc4569b0e1d6c28adea65f", "JobRunningTimeoutUSec": "infinity", "JobTimeoutAction": "none", "JobTimeoutUSec": "infinity", "KeyringMode": "private", "KillMode": "mixed", "KillSignal": "3", "LimitAS": "infinity", "LimitASSoft": "infinity", "LimitCORE": "infinity", "LimitCORESoft": "0", "LimitCPU": "infinity", "LimitCPUSoft": "infinity", "LimitDATA": "infinity", "LimitDATASoft": "infinity", "LimitFSIZE": "infinity", "LimitFSIZESoft": "infinity", "LimitLOCKS": "infinity", "LimitLOCKSSoft": "infinity", "LimitMEMLOCK": "65536", "LimitMEMLOCKSoft": "65536", "LimitMSGQUEUE": "819200", "LimitMSGQUEUESoft": "819200", "LimitNICE": "0", "LimitNICESoft": "0", "LimitNOFILE": "262144", "LimitNOFILESoft": "1024", "LimitNPROC": "22735", "LimitNPROCSoft": "22735", "LimitRSS": "infinity", "LimitRSSSoft": "infinity", "LimitRTPRIO": "0", "LimitRTPRIOSoft": "0", "LimitRTTIME": "infinity", "LimitRTTIMESoft": "infinity", "LimitSIGPENDING": "22735", "LimitSIGPENDINGSoft": "22735", "LimitSTACK": "infinity", "LimitSTACKSoft": "8388608", "LoadState": "loaded", "LockPersonality": "no", "LogLevelMax": "-1", "LogRateLimitBurst": "0", "LogRateLimitIntervalUSec": "0", "LogsDirectoryMode": "0755", "MainPID": "0", "MemoryAccounting": "yes", "MemoryCurrent": "[not set]", "MemoryDenyWriteExecute": "no", "MemoryHigh": "infinity", "MemoryLimit": "infinity", "MemoryLow": "0", "MemoryMax": "infinity", "MemoryMin": "0", "MemorySwapMax": "infinity", "MountAPIVFS": "no", "MountFlags": "", "NFileDescriptorStore": "0", "NRestarts": "0", "NUMAMask": "", "NUMAPolicy": "n/a", "Names": "nginx.service", "NeedDaemonReload": "no", "Nice": "0", "NoNewPrivileges": "no", "NonBlocking": "no", "NotifyAccess": "none", "OOMScoreAdjust": "0", "OnFailureJobMode": "replace", "PIDFile": "/run/nginx.pid", "PartOf": "ansible-tower.service", "PermissionsStartOnly": "no", "Perpetual": "no", "PrivateDevices": "no", "PrivateMounts": "no", "PrivateNetwork": "no", "PrivateTmp": "yes", "PrivateUsers": "no", "ProtectControlGroups": "no", "ProtectHome": "no", "ProtectKernelModules": "no", "ProtectKernelTunables": "no", "ProtectSystem": "no", "RefuseManualStart": "no", "RefuseManualStop": "no", "RemainAfterExit": "no", "RemoveIPC": "no", "Requires": "system.slice -.mount sysinit.target", "RequiresMountsFor": "/var/tmp", "Restart": "no", "RestartUSec": "100ms", "RestrictNamespaces": "no", "RestrictRealtime": "no", "RestrictSUIDSGID": "no", "Result": "success", "RootDirectoryStartOnly": "no", "RuntimeDirectoryMode": "0755", "RuntimeDirectoryPreserve": "no", "RuntimeMaxUSec": "infinity", "SameProcessGroup": "no", "SecureBits": "0", "SendSIGHUP": "no", "SendSIGKILL": "yes", "Slice": "system.slice", "StandardError": "inherit", "StandardInput": "null", "StandardInputData": "", "StandardOutput": "journal", "StartLimitAction": "none", "StartLimitBurst": "5", "StartLimitIntervalUSec": "10s", "StartupBlockIOWeight": "[not set]", "StartupCPUShares": "[not set]", "StartupCPUWeight": "[not set]", "StartupIOWeight": "[not set]", "StateChangeTimestamp": "Thu 2022-06-02 06:07:23 PDT", "StateChangeTimestampMonotonic": "4868705982", "StateDirectoryMode": "0755", "StatusErrno": "0", "StopWhenUnneeded": "no", "SubState": "dead", "SuccessAction": "none", "SyslogFacility": "3", "SyslogLevel": "6", "SyslogLevelPrefix": "yes", "SyslogPriority": "30", "SystemCallErrorNumber": "0", "TTYReset": "no", "TTYVHangup": "no", "TTYVTDisallocate": "no", "TasksAccounting": "yes", "TasksCurrent": "[not set]", "TasksMax": "36376", "TimeoutStartUSec": "1min 30s", "TimeoutStopUSec": "5s", "TimerSlackNSec": "50000", "Transient": "no", "Type": "forking", "UID": "[not set]", "UMask": "0022", "UnitFilePreset": "disabled", "UnitFileState": "enabled", "UtmpMode": "init", "WantedBy": "ansible-tower.service multi-user.target", "WatchdogTimestampMonotonic": "0", "WatchdogUSec": "0"}}</text:p>
      <text:p text:style-name="Standard"><text:soft-page-break/></text:p>
      <text:p text:style-name="Standard">TASK [restore : Stop supervisor.] **********************************************</text:p>
      <text:p text:style-name="Standard">ok: [localhost] =&gt; {"changed": false, "name": "supervisord", "state": "stopped", "status": {"ActiveEnterTimestamp": "Thu 2022-06-02 04:47:28 PDT", "ActiveEnterTimestampMonotonic": "74172904", "ActiveExitTimestamp": "Thu 2022-06-02 06:07:23 PDT", "ActiveExitTimestampMonotonic": "4868614438", "ActiveState": "inactive", "After": "rc-local.service sysinit.target basic.target systemd-journald.socket system.slice -.mount", "AllowIsolate": "no", "AllowedCPUs": "", "AllowedMemoryNodes": "", "AmbientCapabilities": "", "AssertResult": "yes", "AssertTimestamp": "Thu 2022-06-02 04:46:50 PDT", "AssertTimestampMonotonic": "35326580", "Before": "ansible-tower.service shutdown.target multi-user.target", "BlockIOAccounting": "no", "BlockIOWeight": "[not set]", "CPUAccounting": "no", "CPUAffinity": "", "CPUAffinityFromNUMA": "no", "CPUQuotaPerSecUSec": "infinity", "CPUQuotaPeriodUSec": "infinity", "CPUSchedulingPolicy": "0", "CPUSchedulingPriority": "0", "CPUSchedulingResetOnFork": "no", "CPUShares": "[not set]", "CPUUsageNSec": "[not set]", "CPUWeight": "[not set]", "CacheDirectoryMode": "0755", "CanFreeze": "yes", "CanIsolate": "no", "CanReload": "no", "CanStart": "yes", "CanStop": "yes", "CapabilityBoundingSet": "cap_chown cap_dac_override cap_dac_read_search cap_fowner cap_fsetid cap_kill cap_setgid cap_setuid cap_setpcap cap_linux_immutable cap_net_bind_service cap_net_broadcast cap_net_admin cap_net_raw cap_ipc_lock cap_ipc_owner cap_sys_module cap_sys_rawio cap_sys_chroot cap_sys_ptrace cap_sys_pacct cap_sys_admin cap_sys_boot cap_sys_nice cap_sys_resource cap_sys_time cap_sys_tty_config cap_mknod cap_lease cap_audit_write cap_audit_control cap_setfcap cap_mac_override cap_mac_admin cap_syslog cap_wake_alarm cap_block_suspend cap_audit_read cap_perfmon cap_bpf", "CollectMode": "inactive", "ConditionResult": "yes", "ConditionTimestamp": "Thu 2022-06-02 04:46:50 PDT", "ConditionTimestampMonotonic": "35326580", "ConfigurationDirectoryMode": "0755", "Conflicts": "shutdown.target", "ControlPID": "0", "DefaultDependencies": "yes", "DefaultMemoryLow": "0", "DefaultMemoryMin": "0", "Delegate": "no", "Description": "Process Monitoring and Control Daemon", "DevicePolicy": "auto", "DropInPaths": "/etc/systemd/system/supervisord.service.d/override.conf", "DynamicUser": "no", "EffectiveCPUs": "", "EffectiveMemoryNodes": "", "ExecMainCode": "1", "ExecMainExitTimestamp": "Thu 2022-06-02 06:07:26 PDT", "ExecMainExitTimestampMonotonic": "4871825158", "ExecMainPID": "1161", "ExecMainStartTimestamp": "Thu 2022-06-02 04:47:28 PDT", "ExecMainStartTimestampMonotonic": "74172883", "ExecMainStatus": "0", "ExecStart": "{ path=/usr/bin/supervisord ; argv[]=/usr/bin/supervisord -c /etc/supervisord.conf ; ignore_errors=no ; start_time=[n/a] ; stop_time=[n/a] ; pid=0 ; code=(null) ; status=0/0 }", "FailureAction": "none", "FileDescriptorStoreMax": "0", "FragmentPath": "/usr/lib/systemd/system/supervisord.service", "FreezerState": "running", "GID": "[not set]", "GuessMainPID": "yes", "IOAccounting": "no", "IOSchedulingClass": "0", "IOSchedulingPriority": "0", "IOWeight": "[not set]", "IPAccounting": "no", "IPEgressBytes": "18446744073709551615", "IPEgressPackets": "18446744073709551615", "IPIngressBytes": "18446744073709551615", "IPIngressPackets": "18446744073709551615", "Id": "supervisord.service", "IgnoreOnIsolate": "no", "IgnoreSIGPIPE": "yes", "InactiveEnterTimestamp": "Thu 2022-06-02 06:07:26 PDT", "InactiveEnterTimestampMonotonic": "4871825366", "InactiveExitTimestamp": "Thu 2022-06-02 04:46:50 PDT", "InactiveExitTimestampMonotonic": "35328743", "InvocationID": "dc47b939f1a7475197226ccad6b41be5", "JobRunningTimeoutUSec": "infinity", "JobTimeoutAction": "none", "JobTimeoutUSec": "infinity", "KeyringMode": "private", "KillMode": "control-group", "KillSignal": "15", "LimitAS": "infinity", "LimitASSoft": "infinity", "LimitCORE": "infinity", "LimitCORESoft": "0", "LimitCPU": "infinity", "LimitCPUSoft": "infinity", "LimitDATA": "infinity", "LimitDATASoft": "infinity", "LimitFSIZE": "infinity", "LimitFSIZESoft": "infinity", "LimitLOCKS": "infinity", "LimitLOCKSSoft": "infinity", "LimitMEMLOCK": "65536", "LimitMEMLOCKSoft": "65536", "LimitMSGQUEUE": "819200", "LimitMSGQUEUESoft": "819200", "LimitNICE": "0", "LimitNICESoft": "0", "LimitNOFILE": <text:soft-page-break/>"262144", "LimitNOFILESoft": "1024", "LimitNPROC": "22735", "LimitNPROCSoft": "22735", "LimitRSS": "infinity", "LimitRSSSoft": "infinity", "LimitRTPRIO": "0", "LimitRTPRIOSoft": "0", "LimitRTTIME": "infinity", "LimitRTTIMESoft": "infinity", "LimitSIGPENDING": "22735", "LimitSIGPENDINGSoft": "22735", "LimitSTACK": "infinity", "LimitSTACKSoft": "8388608", "LoadState": "loaded", "LockPersonality": "no", "LogLevelMax": "-1", "LogRateLimitBurst": "0", "LogRateLimitIntervalUSec": "0", "LogsDirectoryMode": "0755", "MainPID": "0", "MemoryAccounting": "yes", "MemoryCurrent": "[not set]", "MemoryDenyWriteExecute": "no", "MemoryHigh": "infinity", "MemoryLimit": "infinity", "MemoryLow": "0", "MemoryMax": "infinity", "MemoryMin": "0", "MemorySwapMax": "infinity", "MountAPIVFS": "no", "MountFlags": "", "NFileDescriptorStore": "0", "NRestarts": "0", "NUMAMask": "", "NUMAPolicy": "n/a", "Names": "supervisord.service", "NeedDaemonReload": "no", "Nice": "0", "NoNewPrivileges": "no", "NonBlocking": "no", "NotifyAccess": "none", "OOMScoreAdjust": "0", "OnFailureJobMode": "replace", "PartOf": "ansible-tower.service", "PermissionsStartOnly": "no", "Perpetual": "no", "PrivateDevices": "no", "PrivateMounts": "no", "PrivateNetwork": "no", "PrivateTmp": "no", "PrivateUsers": "no", "ProtectControlGroups": "no", "ProtectHome": "no", "ProtectKernelModules": "no", "ProtectKernelTunables": "no", "ProtectSystem": "no", "RefuseManualStart": "no", "RefuseManualStop": "no", "RemainAfterExit": "no", "RemoveIPC": "no", "Requires": "system.slice -.mount sysinit.target", "RequiresMountsFor": "/run/supervisor", "Restart": "no", "RestartUSec": "100ms", "RestrictNamespaces": "no", "RestrictRealtime": "no", "RestrictSUIDSGID": "no", "Result": "success", "RootDirectoryStartOnly": "no", "RuntimeDirectory": "supervisor", "RuntimeDirectoryMode": "0755", "RuntimeDirectoryPreserve": "no", "RuntimeMaxUSec": "infinity", "SameProcessGroup": "no", "SecureBits": "0", "SendSIGHUP": "no", "SendSIGKILL": "yes", "Slice": "system.slice", "StandardError": "inherit", "StandardInput": "null", "StandardInputData": "", "StandardOutput": "journal", "StartLimitAction": "none", "StartLimitBurst": "5", "StartLimitIntervalUSec": "10s", "StartupBlockIOWeight": "[not set]", "StartupCPUShares": "[not set]", "StartupCPUWeight": "[not set]", "StartupIOWeight": "[not set]", "StateChangeTimestamp": "Thu 2022-06-02 06:07:26 PDT", "StateChangeTimestampMonotonic": "4871825366", "StateDirectoryMode": "0755", "StatusErrno": "0", "StopWhenUnneeded": "no", "SubState": "dead", "SuccessAction": "none", "SyslogFacility": "3", "SyslogLevel": "6", "SyslogLevelPrefix": "yes", "SyslogPriority": "30", "SystemCallErrorNumber": "0", "TTYReset": "no", "TTYVHangup": "no", "TTYVTDisallocate": "no", "TasksAccounting": "yes", "TasksCurrent": "[not set]", "TasksMax": "36376", "TimeoutStartUSec": "1min 30s", "TimeoutStopUSec": "1min 30s", "TimerSlackNSec": "50000", "Transient": "no", "Type": "forking", "UID": "[not set]", "UMask": "0022", "UnitFilePreset": "disabled", "UnitFileState": "enabled", "UtmpMode": "init", "WantedBy": "ansible-tower.service multi-user.target", "WatchdogTimestampMonotonic": "0", "WatchdogUSec": "0"}}</text:p>
      <text:p text:style-name="Standard"/>
      <text:p text:style-name="Standard">TASK [restore : Get tower db settings] *****************************************</text:p>
      <text:p text:style-name="Standard">ok: [localhost] =&gt; {"censored": "the output has been hidden due to the fact that 'no_log: true' was specified for this result", "changed": false}</text:p>
      <text:p text:style-name="Standard"/>
      <text:p text:style-name="Standard">TASK [restore : Ingest database settings] **************************************</text:p>
      <text:p text:style-name="Standard">ok: [localhost] =&gt; {"censored": "the output has been hidden due to the fact that 'no_log: true' was specified for this result", "changed": false}</text:p>
      <text:p text:style-name="Standard"/>
      <text:p text:style-name="Standard">TASK [restore : Ensure that tower projects directory exists.] ******************</text:p>
      <text:p text:style-name="Standard">ok: [localhost] =&gt; {"changed": false, "gid": 970, "group": "awx", "mode": "0755", "owner": "awx", "path": "/var/lib/awx/projects", "secontext": "unconfined_u:object_r:var_lib_t:s0", "size": 77, "state": "directory", "uid": 971}</text:p>
      <text:p text:style-name="Standard"/>
      <text:p text:style-name="Standard">TASK [restore : Restore manual projects] ***************************************</text:p>
      <text:p text:style-name="Standard"><text:soft-page-break/>changed: [localhost] =&gt; {"changed": true, "cmd": "rsync -aq /var/backups/tower/restore/projects/ /var/lib/awx/projects/", "delta": "0:00:00.012959", "end": "2022-06-02 06:07:42.568869", "msg": "", "rc": 0, "start": "2022-06-02 06:07:42.555910", "stderr": "", "stderr_lines": [], "stdout": "", "stdout_lines": []}</text:p>
      <text:p text:style-name="Standard"/>
      <text:p text:style-name="Standard">TASK [restore : Ensure that tower job_status directory exists.] ****************</text:p>
      <text:p text:style-name="Standard">changed: [localhost] =&gt; {"changed": true, "gid": 970, "group": "awx", "mode": "0755", "owner": "awx", "path": "/var/lib/awx/job_status", "secontext": "system_u:object_r:public_content_t:s0", "size": 6, "state": "directory", "uid": 971}</text:p>
      <text:p text:style-name="Standard"/>
      <text:p text:style-name="Standard">TASK [restore : Restore job stdout] ********************************************</text:p>
      <text:p text:style-name="Standard">changed: [localhost] =&gt; {"changed": true, "cmd": "rsync -aq /var/backups/tower/restore/job_status/ /var/lib/awx/job_status/", "delta": "0:00:00.011609", "end": "2022-06-02 06:07:43.300496", "msg": "", "rc": 0, "start": "2022-06-02 06:07:43.288887", "stderr": "", "stderr_lines": [], "stdout": "", "stdout_lines": []}</text:p>
      <text:p text:style-name="Standard"/>
      <text:p text:style-name="Standard">TASK [restore : Ensure that /etc/tower/ exists.] *******************************</text:p>
      <text:p text:style-name="Standard">changed: [localhost] =&gt; {"changed": true, "gid": 0, "group": "root", "mode": "0755", "owner": "root", "path": "/etc/tower/", "secontext": "system_u:object_r:etc_t:s0", "size": 92, "state": "directory", "uid": 0}</text:p>
      <text:p text:style-name="Standard"/>
      <text:p text:style-name="Standard">TASK [restore : Copy configuration files into /etc/tower/.] ********************</text:p>
      <text:p text:style-name="Standard">changed: [localhost] =&gt; {"changed": true, "cmd": "rsync -aq /var/backups/tower/restore/conf/ /etc/tower/", "delta": "0:00:00.011459", "end": "2022-06-02 06:07:44.065884", "msg": "", "rc": 0, "start": "2022-06-02 06:07:44.054425", "stderr": "", "stderr_lines": [], "stdout": "", "stdout_lines": []}</text:p>
      <text:p text:style-name="Standard"/>
      <text:p text:style-name="Standard">TASK [restore : Write SECRET_KEY into /etc/tower/] *****************************</text:p>
      <text:p text:style-name="Standard">changed: [localhost] =&gt; {"changed": true, "cmd": "rsync -aq /var/backups/tower/restore/SECRET_KEY /etc/tower/", "delta": "0:00:00.013318", "end": "2022-06-02 06:07:44.478818", "msg": "", "rc": 0, "start": "2022-06-02 06:07:44.465500", "stderr": "", "stderr_lines": [], "stdout": "", "stdout_lines": []}</text:p>
      <text:p text:style-name="Standard"/>
      <text:p text:style-name="Standard">TASK [restore : Ensure that tower virtual environment directory exists.] *******</text:p>
      <text:p text:style-name="Standard">ok: [localhost] =&gt; {"changed": false, "gid": 0, "group": "root", "mode": "0755", "owner": "root", "path": "/var/lib/awx/venv", "secontext": "unconfined_u:object_r:var_lib_t:s0", "size": 32, "state": "directory", "uid": 0}</text:p>
      <text:p text:style-name="Standard"/>
      <text:p text:style-name="Standard">TASK [restore : Restore virtual environments] **********************************</text:p>
      <text:p text:style-name="Standard">changed: [localhost] =&gt; {"changed": true, "cmd": "rsync -aq /var/backups/tower/restore/venv/ /var/lib/awx/venv/", "delta": "0:00:00.010337", "end": "2022-06-02 06:07:45.245422", "msg": "", "rc": 0, "start": "2022-06-02 06:07:45.235085", "stderr": "", "stderr_lines": [], "stdout": "", "stdout_lines": []}</text:p>
      <text:p text:style-name="Standard"/>
      <text:p text:style-name="Standard">TASK [restore : Get list of custom paths to restore] ***************************</text:p>
      <text:p text:style-name="Standard">ok: [localhost] =&gt; {"changed": false, "examined": 0, "files": [], "matched": 0, "msg": "All paths examined", "skipped_paths": {}}</text:p>
      <text:p text:style-name="Standard"/>
      <text:p text:style-name="Standard">TASK [restore : Restore custom virtual environments paths] *********************</text:p>
      <text:p text:style-name="Standard"/>
      <text:p text:style-name="Standard">TASK [restore : include packages_el variables] *********************************</text:p>
      <text:p text:style-name="Standard"><text:soft-page-break/>ok: [localhost] =&gt; (item=/tmp/ansible-tower-setup-3.7.3-1/roles/restore/vars/../vars/RedHat-8.yml) =&gt; {"ansible_facts": {"scl_command": ""}, "ansible_included_var_files": ["/tmp/ansible-tower-setup-3.7.3-1/roles/restore/vars/RedHat-8.yml"], "ansible_loop_var": "item", "changed": false, "item": "/tmp/ansible-tower-setup-3.7.3-1/roles/restore/vars/../vars/RedHat-8.yml"}</text:p>
      <text:p text:style-name="Standard"/>
      <text:p text:style-name="Standard">TASK [restore : Dump the new Tower instance topology] **************************</text:p>
      <text:p text:style-name="Standard">changed: [localhost] =&gt; {"censored": "the output has been hidden due to the fact that 'no_log: true' was specified for this result", "changed": true}</text:p>
      <text:p text:style-name="Standard"/>
      <text:p text:style-name="Standard">TASK [restore : Perform a PostgreSQL restore (external).] **********************</text:p>
      <text:p text:style-name="Standard">skipping: [localhost] =&gt; {"censored": "the output has been hidden due to the fact that 'no_log: true' was specified for this result", "changed": false}</text:p>
      <text:p text:style-name="Standard"/>
      <text:p text:style-name="Standard">TASK [restore : Modify database dump permissions (internal).] ******************</text:p>
      <text:p text:style-name="Standard">changed: [localhost] =&gt; (item=tower.db) =&gt; {"ansible_loop_var": "item", "changed": true, "gid": 26, "group": "postgres", "item": "tower.db", "mode": "0660", "owner": "root", "path": "/var/backups/tower/restore/tower.db", "secontext": "unconfined_u:object_r:var_t:s0", "size": 793133, "state": "file", "uid": 0}</text:p>
      <text:p text:style-name="Standard">changed: [localhost] =&gt; (item=new_instance_topology.db) =&gt; {"ansible_loop_var": "item", "changed": true, "gid": 26, "group": "postgres", "item": "new_instance_topology.db", "mode": "0660", "owner": "root", "path": "/var/backups/tower/restore/new_instance_topology.db", "secontext": "unconfined_u:object_r:var_t:s0", "size": 10600, "state": "file", "uid": 0}</text:p>
      <text:p text:style-name="Standard"/>
      <text:p text:style-name="Standard">TASK [restore : Perform a PostgreSQL restore (internal).] **********************</text:p>
      <text:p text:style-name="Standard">[WARNING]: could not parse environment value, skipping: ['{{ extra_env |</text:p>
      <text:p text:style-name="Standard">default(omit) }}']</text:p>
      <text:p text:style-name="Standard">changed: [localhost] =&gt; {"censored": "the output has been hidden due to the fact that 'no_log: true' was specified for this result", "changed": true}</text:p>
      <text:p text:style-name="Standard"/>
      <text:p text:style-name="Standard">TASK [restore : Modify database dump permissions (internal).] ******************</text:p>
      <text:p text:style-name="Standard">changed: [localhost] =&gt; (item=tower.db) =&gt; {"ansible_loop_var": "item", "changed": true, "gid": 0, "group": "root", "item": "tower.db", "mode": "0600", "owner": "root", "path": "/var/backups/tower/restore/tower.db", "secontext": "unconfined_u:object_r:var_t:s0", "size": 793133, "state": "file", "uid": 0}</text:p>
      <text:p text:style-name="Standard">changed: [localhost] =&gt; (item=new_instance_topology.db) =&gt; {"ansible_loop_var": "item", "changed": true, "gid": 0, "group": "root", "item": "new_instance_topology.db", "mode": "0600", "owner": "root", "path": "/var/backups/tower/restore/new_instance_topology.db", "secontext": "unconfined_u:object_r:var_t:s0", "size": 10600, "state": "file", "uid": 0}</text:p>
      <text:p text:style-name="Standard"/>
      <text:p text:style-name="Standard">TASK [restore : Copy temporary sql file] ***************************************</text:p>
      <text:p text:style-name="Standard">changed: [localhost] =&gt; {"changed": true, "checksum": "41903fba3ce67f57a1190e7d8c007187c5f04a0d", "dest": "/var/backups/tower/restore/rebuild_ig_mapping.sql", "gid": 0, "group": "root", "md5sum": "1b6c72f03839c5f95ed7d73ad2e5a5a8", "mode": "0644", "owner": "root", "secontext": "system_u:object_r:var_t:s0", "size": 1371, "src": "/home/irfan/.ansible/tmp/ansible-tmp-1654175274.4688988-42566-51102265550036/source", "state": "file", "uid": 0}</text:p>
      <text:p text:style-name="Standard"/>
      <text:p text:style-name="Standard">TASK [restore : Rebuild instance group assignments (external)] *****************</text:p>
      <text:p text:style-name="Standard">skipping: [localhost] =&gt; {"censored": "the output has been hidden due to the fact that 'no_log: true' was specified for this result", "changed": false}</text:p>
      <text:p text:style-name="Standard"/>
      <text:p text:style-name="Standard">TASK [restore : Rebuild instance group assignments (internal)] *****************</text:p>
      <text:p text:style-name="Standard"><text:soft-page-break/>[WARNING]: could not parse environment value, skipping: ['{{ extra_env |</text:p>
      <text:p text:style-name="Standard">default(omit) }}']</text:p>
      <text:p text:style-name="Standard">changed: [localhost] =&gt; {"censored": "the output has been hidden due to the fact that 'no_log: true' was specified for this result", "changed": true}</text:p>
      <text:p text:style-name="Standard"/>
      <text:p text:style-name="Standard">TASK [restore : Force any running jobs in the restore into a canceled state] ***</text:p>
      <text:p text:style-name="Standard">ok: [localhost] =&gt; {"changed": false, "cmd": "echo -e \"print('Changed jobs' if UnifiedJob.objects.filter(status='running').update(status='canceled', job_explanation='Job in running state from restore, unable to recover') &gt; 0 else 'No Running Jobs')\" | awx-manage shell_plus --quiet-load", "delta": "0:00:04.170903", "end": "2022-06-02 06:08:00.121889", "msg": "", "rc": 0, "start": "2022-06-02 06:07:55.950986", "stderr": "Python 3.6.8 (default, Jan 14 2022, 11:04:20) \n[GCC 8.5.0 20210514 (Red Hat 8.5.0-7)] on linux\nType \"help\", \"copyright\", \"credits\" or \"license\" for more information.\n(InteractiveConsole)\n\nnow exiting InteractiveConsole...", "stderr_lines": ["Python 3.6.8 (default, Jan 14 2022, 11:04:20) ", "[GCC 8.5.0 20210514 (Red Hat 8.5.0-7)] on linux", "Type \"help\", \"copyright\", \"credits\" or \"license\" for more information.", "(InteractiveConsole)", "", "now exiting InteractiveConsole..."], "stdout": "&gt;&gt;&gt; No Running Jobs\n&gt;&gt;&gt; ", "stdout_lines": ["&gt;&gt;&gt; No Running Jobs", "&gt;&gt;&gt; "]}</text:p>
      <text:p text:style-name="Standard"/>
      <text:p text:style-name="Standard">TASK [restore : Remove temporary sql file] *************************************</text:p>
      <text:p text:style-name="Standard">changed: [localhost] =&gt; {"changed": true, "path": "/var/backups/tower/restore/rebuild_ig_mapping.sql", "state": "absent"}</text:p>
      <text:p text:style-name="Standard"/>
      <text:p text:style-name="Standard">RUNNING HANDLER [restore : Remove the restore directory.] **********************</text:p>
      <text:p text:style-name="Standard">changed: [localhost] =&gt; {"changed": true, "path": "/var/backups/tower/restore/", "state": "absent"}</text:p>
      <text:p text:style-name="Standard"/>
      <text:p text:style-name="Standard">PLAY [tower:instance_group_*] **************************************************</text:p>
      <text:p text:style-name="Standard"/>
      <text:p text:style-name="Standard">TASK [Start Tower services on all nodes] ***************************************</text:p>
      <text:p text:style-name="Standard">changed: [localhost] =&gt; {"changed": true, "cmd": ["ansible-tower-service", "start"], "delta": "0:00:00.684329", "end": "2022-06-02 06:08:01.975459", "msg": "", "rc": 0, "start": "2022-06-02 06:08:01.291130", "stderr": "", "stderr_lines": [], "stdout": "", "stdout_lines": []}</text:p>
      <text:p text:style-name="Standard"/>
      <text:p text:style-name="Standard">PLAY [database] ****************************************************************</text:p>
      <text:p text:style-name="Standard">skipping: no hosts matched</text:p>
      <text:p text:style-name="Standard"/>
      <text:p text:style-name="Standard">PLAY RECAP *********************************************************************</text:p>
      <text:p text:style-name="Standard">localhost <text:s text:c="17"/>: ok=47 <text:s text:c="2"/>changed=23 <text:s text:c="2"/>unreachable=0 <text:s text:c="3"/>failed=0 <text:s text:c="3"/>skipped=22 <text:s text:c="2"/>rescued=0 <text:s text:c="3"/>ignored=0 <text:s text:c="2"/></text:p>
      <text:p text:style-name="Standard"/>
      <text:p text:style-name="Standard">The setup process completed successfully.</text:p>
      <text:p text:style-name="Standard">Setup log saved to /var/log/tower/setup-2022-06-02-06:07:20.log.</text:p>
      <text:p text:style-name="Standard">[root@ansibletower ansible-to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09:59:09.147283374</meta:creation-date>
    <dc:date>2022-06-03T10:01:59.664313391</dc:date>
    <meta:editing-duration>PT2M51S</meta:editing-duration>
    <meta:editing-cycles>1</meta:editing-cycles>
    <meta:document-statistic meta:table-count="0" meta:image-count="0" meta:object-count="0" meta:page-count="21" meta:paragraph-count="393" meta:word-count="6789" meta:character-count="72328" meta:non-whitespace-character-count="65585"/>
    <meta:generator>LibreOffice/6.4.7.2$Linux_X86_64 LibreOffice_project/40$Build-2</meta:generator>
  </office:meta>
</office:document-meta>
</file>